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3.2pt" svg:height="402.83pt" svg:x="380.55pt" svg:y="3pt">
            <loext:p draw:notify-on-update-of-ranges="Sheet1.A1:Sheet1.A1 Sheet1.A2:Sheet1.A101 Sheet1.B1:Sheet1.B1 Sheet1.B2:Sheet1.B101 Sheet1.C1:Sheet1.C1 Sheet1.C2:Sheet1.C101 Sheet1.D1:Sheet1.D1 Sheet1.D2:Sheet1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72.76pt" svg:height="233.4pt" svg:x="3.91pt" svg:y="1345.49pt">
            <loext:p draw:notify-on-update-of-ranges="Sheet1.A103:Sheet1.D103 Sheet1.A104:Sheet1.D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тред</text:p>
          </table:table-cell>
          <table:table-cell office:value-type="string" calcext:value-type="string">
            <text:p>2 треда</text:p>
          </table:table-cell>
          <table:table-cell office:value-type="string" calcext:value-type="string">
            <text:p>3 треда</text:p>
          </table:table-cell>
          <table:table-cell office:value-type="string" calcext:value-type="string">
            <text:p>4 треда</text:p>
          </table:table-cell>
        </table:table-row>
        <table:table-row table:style-name="ro1">
          <table:table-cell office:value-type="float" office:value="16659" calcext:value-type="float">
            <text:p>16659</text:p>
          </table:table-cell>
          <table:table-cell office:value-type="float" office:value="14323" calcext:value-type="float">
            <text:p>14323</text:p>
          </table:table-cell>
          <table:table-cell office:value-type="float" office:value="15519" calcext:value-type="float">
            <text:p>15519</text:p>
          </table:table-cell>
          <table:table-cell office:value-type="float" office:value="14973" calcext:value-type="float">
            <text:p>14973</text:p>
          </table:table-cell>
        </table:table-row>
        <table:table-row table:style-name="ro1">
          <table:table-cell office:value-type="float" office:value="16649" calcext:value-type="float">
            <text:p>16649</text:p>
          </table:table-cell>
          <table:table-cell office:value-type="float" office:value="38562" calcext:value-type="float">
            <text:p>38562</text:p>
          </table:table-cell>
          <table:table-cell office:value-type="float" office:value="22871" calcext:value-type="float">
            <text:p>22871</text:p>
          </table:table-cell>
          <table:table-cell office:value-type="float" office:value="92065" calcext:value-type="float">
            <text:p>92065</text:p>
          </table:table-cell>
        </table:table-row>
        <table:table-row table:style-name="ro1">
          <table:table-cell office:value-type="float" office:value="196407" calcext:value-type="float">
            <text:p>196407</text:p>
          </table:table-cell>
          <table:table-cell office:value-type="float" office:value="233936" calcext:value-type="float">
            <text:p>233936</text:p>
          </table:table-cell>
          <table:table-cell office:value-type="float" office:value="130748" calcext:value-type="float">
            <text:p>130748</text:p>
          </table:table-cell>
          <table:table-cell office:value-type="float" office:value="28009" calcext:value-type="float">
            <text:p>28009</text:p>
          </table:table-cell>
        </table:table-row>
        <table:table-row table:style-name="ro1">
          <table:table-cell office:value-type="float" office:value="90555" calcext:value-type="float">
            <text:p>90555</text:p>
          </table:table-cell>
          <table:table-cell office:value-type="float" office:value="46660" calcext:value-type="float">
            <text:p>46660</text:p>
          </table:table-cell>
          <table:table-cell office:value-type="float" office:value="123555" calcext:value-type="float">
            <text:p>123555</text:p>
          </table:table-cell>
          <table:table-cell office:value-type="float" office:value="110641" calcext:value-type="float">
            <text:p>110641</text:p>
          </table:table-cell>
        </table:table-row>
        <table:table-row table:style-name="ro1">
          <table:table-cell office:value-type="float" office:value="208072" calcext:value-type="float">
            <text:p>208072</text:p>
          </table:table-cell>
          <table:table-cell office:value-type="float" office:value="40160" calcext:value-type="float">
            <text:p>40160</text:p>
          </table:table-cell>
          <table:table-cell office:value-type="float" office:value="108175" calcext:value-type="float">
            <text:p>108175</text:p>
          </table:table-cell>
          <table:table-cell office:value-type="float" office:value="46670" calcext:value-type="float">
            <text:p>46670</text:p>
          </table:table-cell>
        </table:table-row>
        <table:table-row table:style-name="ro1">
          <table:table-cell office:value-type="float" office:value="78363" calcext:value-type="float">
            <text:p>78363</text:p>
          </table:table-cell>
          <table:table-cell office:value-type="float" office:value="210311" calcext:value-type="float">
            <text:p>210311</text:p>
          </table:table-cell>
          <table:table-cell office:value-type="float" office:value="27308" calcext:value-type="float">
            <text:p>27308</text:p>
          </table:table-cell>
          <table:table-cell office:value-type="float" office:value="97854" calcext:value-type="float">
            <text:p>97854</text:p>
          </table:table-cell>
        </table:table-row>
        <table:table-row table:style-name="ro1">
          <table:table-cell office:value-type="float" office:value="215515" calcext:value-type="float">
            <text:p>215515</text:p>
          </table:table-cell>
          <table:table-cell office:value-type="float" office:value="41518" calcext:value-type="float">
            <text:p>41518</text:p>
          </table:table-cell>
          <table:table-cell office:value-type="float" office:value="136164" calcext:value-type="float">
            <text:p>136164</text:p>
          </table:table-cell>
          <table:table-cell office:value-type="float" office:value="115280" calcext:value-type="float">
            <text:p>115280</text:p>
          </table:table-cell>
        </table:table-row>
        <table:table-row table:style-name="ro1">
          <table:table-cell office:value-type="float" office:value="114782" calcext:value-type="float">
            <text:p>114782</text:p>
          </table:table-cell>
          <table:table-cell office:value-type="float" office:value="139583" calcext:value-type="float">
            <text:p>139583</text:p>
          </table:table-cell>
          <table:table-cell office:value-type="float" office:value="24378" calcext:value-type="float">
            <text:p>24378</text:p>
          </table:table-cell>
          <table:table-cell office:value-type="float" office:value="31388" calcext:value-type="float">
            <text:p>31388</text:p>
          </table:table-cell>
        </table:table-row>
        <table:table-row table:style-name="ro1">
          <table:table-cell office:value-type="float" office:value="199481" calcext:value-type="float">
            <text:p>199481</text:p>
          </table:table-cell>
          <table:table-cell office:value-type="float" office:value="154255" calcext:value-type="float">
            <text:p>154255</text:p>
          </table:table-cell>
          <table:table-cell office:value-type="float" office:value="29514" calcext:value-type="float">
            <text:p>29514</text:p>
          </table:table-cell>
          <table:table-cell office:value-type="float" office:value="22563" calcext:value-type="float">
            <text:p>22563</text:p>
          </table:table-cell>
        </table:table-row>
        <table:table-row table:style-name="ro1">
          <table:table-cell office:value-type="float" office:value="90577" calcext:value-type="float">
            <text:p>90577</text:p>
          </table:table-cell>
          <table:table-cell office:value-type="float" office:value="39120" calcext:value-type="float">
            <text:p>39120</text:p>
          </table:table-cell>
          <table:table-cell office:value-type="float" office:value="186224" calcext:value-type="float">
            <text:p>186224</text:p>
          </table:table-cell>
          <table:table-cell office:value-type="float" office:value="22383" calcext:value-type="float">
            <text:p>22383</text:p>
          </table:table-cell>
        </table:table-row>
        <table:table-row table:style-name="ro1">
          <table:table-cell office:value-type="float" office:value="125910" calcext:value-type="float">
            <text:p>125910</text:p>
          </table:table-cell>
          <table:table-cell office:value-type="float" office:value="97701" calcext:value-type="float">
            <text:p>97701</text:p>
          </table:table-cell>
          <table:table-cell office:value-type="float" office:value="28144" calcext:value-type="float">
            <text:p>28144</text:p>
          </table:table-cell>
          <table:table-cell office:value-type="float" office:value="70036" calcext:value-type="float">
            <text:p>70036</text:p>
          </table:table-cell>
        </table:table-row>
        <table:table-row table:style-name="ro1">
          <table:table-cell office:value-type="float" office:value="163737" calcext:value-type="float">
            <text:p>163737</text:p>
          </table:table-cell>
          <table:table-cell office:value-type="float" office:value="158249" calcext:value-type="float">
            <text:p>158249</text:p>
          </table:table-cell>
          <table:table-cell office:value-type="float" office:value="25133" calcext:value-type="float">
            <text:p>25133</text:p>
          </table:table-cell>
          <table:table-cell office:value-type="float" office:value="37269" calcext:value-type="float">
            <text:p>37269</text:p>
          </table:table-cell>
        </table:table-row>
        <table:table-row table:style-name="ro1">
          <table:table-cell office:value-type="float" office:value="258821" calcext:value-type="float">
            <text:p>258821</text:p>
          </table:table-cell>
          <table:table-cell office:value-type="float" office:value="36282" calcext:value-type="float">
            <text:p>36282</text:p>
          </table:table-cell>
          <table:table-cell office:value-type="float" office:value="166912" calcext:value-type="float">
            <text:p>166912</text:p>
          </table:table-cell>
          <table:table-cell office:value-type="float" office:value="147910" calcext:value-type="float">
            <text:p>147910</text:p>
          </table:table-cell>
        </table:table-row>
        <table:table-row table:style-name="ro1">
          <table:table-cell office:value-type="float" office:value="78363" calcext:value-type="float">
            <text:p>78363</text:p>
          </table:table-cell>
          <table:table-cell office:value-type="float" office:value="128252" calcext:value-type="float">
            <text:p>128252</text:p>
          </table:table-cell>
          <table:table-cell office:value-type="float" office:value="27865" calcext:value-type="float">
            <text:p>27865</text:p>
          </table:table-cell>
          <table:table-cell office:value-type="float" office:value="52683" calcext:value-type="float">
            <text:p>52683</text:p>
          </table:table-cell>
        </table:table-row>
        <table:table-row table:style-name="ro1">
          <table:table-cell office:value-type="float" office:value="245071" calcext:value-type="float">
            <text:p>245071</text:p>
          </table:table-cell>
          <table:table-cell office:value-type="float" office:value="80589" calcext:value-type="float">
            <text:p>80589</text:p>
          </table:table-cell>
          <table:table-cell office:value-type="float" office:value="140388" calcext:value-type="float">
            <text:p>140388</text:p>
          </table:table-cell>
          <table:table-cell office:value-type="float" office:value="96531" calcext:value-type="float">
            <text:p>96531</text:p>
          </table:table-cell>
        </table:table-row>
        <table:table-row table:style-name="ro1">
          <table:table-cell office:value-type="float" office:value="101334" calcext:value-type="float">
            <text:p>101334</text:p>
          </table:table-cell>
          <table:table-cell office:value-type="float" office:value="79351" calcext:value-type="float">
            <text:p>79351</text:p>
          </table:table-cell>
          <table:table-cell office:value-type="float" office:value="22450" calcext:value-type="float">
            <text:p>22450</text:p>
          </table:table-cell>
          <table:table-cell office:value-type="float" office:value="81245" calcext:value-type="float">
            <text:p>81245</text:p>
          </table:table-cell>
        </table:table-row>
        <table:table-row table:style-name="ro1">
          <table:table-cell office:value-type="float" office:value="194101" calcext:value-type="float">
            <text:p>194101</text:p>
          </table:table-cell>
          <table:table-cell office:value-type="float" office:value="336507" calcext:value-type="float">
            <text:p>336507</text:p>
          </table:table-cell>
          <table:table-cell office:value-type="float" office:value="24475" calcext:value-type="float">
            <text:p>24475</text:p>
          </table:table-cell>
          <table:table-cell office:value-type="float" office:value="42111" calcext:value-type="float">
            <text:p>42111</text:p>
          </table:table-cell>
        </table:table-row>
        <table:table-row table:style-name="ro1">
          <table:table-cell office:value-type="float" office:value="310729" calcext:value-type="float">
            <text:p>310729</text:p>
          </table:table-cell>
          <table:table-cell office:value-type="float" office:value="105844" calcext:value-type="float">
            <text:p>105844</text:p>
          </table:table-cell>
          <table:table-cell office:value-type="float" office:value="48614" calcext:value-type="float">
            <text:p>48614</text:p>
          </table:table-cell>
          <table:table-cell office:value-type="float" office:value="69095" calcext:value-type="float">
            <text:p>69095</text:p>
          </table:table-cell>
        </table:table-row>
        <table:table-row table:style-name="ro1">
          <table:table-cell office:value-type="float" office:value="96534" calcext:value-type="float">
            <text:p>96534</text:p>
          </table:table-cell>
          <table:table-cell office:value-type="float" office:value="168599" calcext:value-type="float">
            <text:p>168599</text:p>
          </table:table-cell>
          <table:table-cell office:value-type="float" office:value="178770" calcext:value-type="float">
            <text:p>178770</text:p>
          </table:table-cell>
          <table:table-cell office:value-type="float" office:value="155494" calcext:value-type="float">
            <text:p>155494</text:p>
          </table:table-cell>
        </table:table-row>
        <table:table-row table:style-name="ro1">
          <table:table-cell office:value-type="float" office:value="205023" calcext:value-type="float">
            <text:p>205023</text:p>
          </table:table-cell>
          <table:table-cell office:value-type="float" office:value="92166" calcext:value-type="float">
            <text:p>92166</text:p>
          </table:table-cell>
          <table:table-cell office:value-type="float" office:value="24636" calcext:value-type="float">
            <text:p>24636</text:p>
          </table:table-cell>
          <table:table-cell office:value-type="float" office:value="108768" calcext:value-type="float">
            <text:p>108768</text:p>
          </table:table-cell>
        </table:table-row>
        <table:table-row table:style-name="ro1">
          <table:table-cell office:value-type="float" office:value="244520" calcext:value-type="float">
            <text:p>244520</text:p>
          </table:table-cell>
          <table:table-cell office:value-type="float" office:value="109533" calcext:value-type="float">
            <text:p>109533</text:p>
          </table:table-cell>
          <table:table-cell office:value-type="float" office:value="146138" calcext:value-type="float">
            <text:p>146138</text:p>
          </table:table-cell>
          <table:table-cell office:value-type="float" office:value="38398" calcext:value-type="float">
            <text:p>38398</text:p>
          </table:table-cell>
        </table:table-row>
        <table:table-row table:style-name="ro1">
          <table:table-cell office:value-type="float" office:value="140433" calcext:value-type="float">
            <text:p>140433</text:p>
          </table:table-cell>
          <table:table-cell office:value-type="float" office:value="154922" calcext:value-type="float">
            <text:p>154922</text:p>
          </table:table-cell>
          <table:table-cell office:value-type="float" office:value="107314" calcext:value-type="float">
            <text:p>107314</text:p>
          </table:table-cell>
          <table:table-cell office:value-type="float" office:value="21285" calcext:value-type="float">
            <text:p>21285</text:p>
          </table:table-cell>
        </table:table-row>
        <table:table-row table:style-name="ro1">
          <table:table-cell office:value-type="float" office:value="345597" calcext:value-type="float">
            <text:p>345597</text:p>
          </table:table-cell>
          <table:table-cell office:value-type="float" office:value="130176" calcext:value-type="float">
            <text:p>130176</text:p>
          </table:table-cell>
          <table:table-cell office:value-type="float" office:value="127313" calcext:value-type="float">
            <text:p>127313</text:p>
          </table:table-cell>
          <table:table-cell office:value-type="float" office:value="31593" calcext:value-type="float">
            <text:p>31593</text:p>
          </table:table-cell>
        </table:table-row>
        <table:table-row table:style-name="ro1">
          <table:table-cell office:value-type="float" office:value="198194" calcext:value-type="float">
            <text:p>198194</text:p>
          </table:table-cell>
          <table:table-cell office:value-type="float" office:value="123142" calcext:value-type="float">
            <text:p>123142</text:p>
          </table:table-cell>
          <table:table-cell office:value-type="float" office:value="23247" calcext:value-type="float">
            <text:p>23247</text:p>
          </table:table-cell>
          <table:table-cell office:value-type="float" office:value="64214" calcext:value-type="float">
            <text:p>64214</text:p>
          </table:table-cell>
        </table:table-row>
        <table:table-row table:style-name="ro1">
          <table:table-cell office:value-type="float" office:value="380416" calcext:value-type="float">
            <text:p>380416</text:p>
          </table:table-cell>
          <table:table-cell office:value-type="float" office:value="210939" calcext:value-type="float">
            <text:p>210939</text:p>
          </table:table-cell>
          <table:table-cell office:value-type="float" office:value="139886" calcext:value-type="float">
            <text:p>139886</text:p>
          </table:table-cell>
          <table:table-cell office:value-type="float" office:value="25454" calcext:value-type="float">
            <text:p>25454</text:p>
          </table:table-cell>
        </table:table-row>
        <table:table-row table:style-name="ro1">
          <table:table-cell office:value-type="float" office:value="145852" calcext:value-type="float">
            <text:p>145852</text:p>
          </table:table-cell>
          <table:table-cell office:value-type="float" office:value="147283" calcext:value-type="float">
            <text:p>147283</text:p>
          </table:table-cell>
          <table:table-cell office:value-type="float" office:value="122520" calcext:value-type="float">
            <text:p>122520</text:p>
          </table:table-cell>
          <table:table-cell office:value-type="float" office:value="162368" calcext:value-type="float">
            <text:p>162368</text:p>
          </table:table-cell>
        </table:table-row>
        <table:table-row table:style-name="ro1">
          <table:table-cell office:value-type="float" office:value="154566" calcext:value-type="float">
            <text:p>154566</text:p>
          </table:table-cell>
          <table:table-cell office:value-type="float" office:value="138848" calcext:value-type="float">
            <text:p>138848</text:p>
          </table:table-cell>
          <table:table-cell office:value-type="float" office:value="28169" calcext:value-type="float">
            <text:p>28169</text:p>
          </table:table-cell>
          <table:table-cell office:value-type="float" office:value="16874" calcext:value-type="float">
            <text:p>16874</text:p>
          </table:table-cell>
        </table:table-row>
        <table:table-row table:style-name="ro1">
          <table:table-cell office:value-type="float" office:value="133661" calcext:value-type="float">
            <text:p>133661</text:p>
          </table:table-cell>
          <table:table-cell office:value-type="float" office:value="139743" calcext:value-type="float">
            <text:p>139743</text:p>
          </table:table-cell>
          <table:table-cell office:value-type="float" office:value="25945" calcext:value-type="float">
            <text:p>25945</text:p>
          </table:table-cell>
          <table:table-cell office:value-type="float" office:value="89942" calcext:value-type="float">
            <text:p>89942</text:p>
          </table:table-cell>
        </table:table-row>
        <table:table-row table:style-name="ro1">
          <table:table-cell office:value-type="float" office:value="175462" calcext:value-type="float">
            <text:p>175462</text:p>
          </table:table-cell>
          <table:table-cell office:value-type="float" office:value="101086" calcext:value-type="float">
            <text:p>101086</text:p>
          </table:table-cell>
          <table:table-cell office:value-type="float" office:value="190821" calcext:value-type="float">
            <text:p>190821</text:p>
          </table:table-cell>
          <table:table-cell office:value-type="float" office:value="91324" calcext:value-type="float">
            <text:p>91324</text:p>
          </table:table-cell>
        </table:table-row>
        <table:table-row table:style-name="ro1">
          <table:table-cell office:value-type="float" office:value="142984" calcext:value-type="float">
            <text:p>142984</text:p>
          </table:table-cell>
          <table:table-cell office:value-type="float" office:value="296641" calcext:value-type="float">
            <text:p>296641</text:p>
          </table:table-cell>
          <table:table-cell office:value-type="float" office:value="35617" calcext:value-type="float">
            <text:p>35617</text:p>
          </table:table-cell>
          <table:table-cell office:value-type="float" office:value="24450" calcext:value-type="float">
            <text:p>24450</text:p>
          </table:table-cell>
        </table:table-row>
        <table:table-row table:style-name="ro1">
          <table:table-cell office:value-type="float" office:value="146478" calcext:value-type="float">
            <text:p>146478</text:p>
          </table:table-cell>
          <table:table-cell office:value-type="float" office:value="61863" calcext:value-type="float">
            <text:p>61863</text:p>
          </table:table-cell>
          <table:table-cell office:value-type="float" office:value="101982" calcext:value-type="float">
            <text:p>101982</text:p>
          </table:table-cell>
          <table:table-cell office:value-type="float" office:value="130676" calcext:value-type="float">
            <text:p>130676</text:p>
          </table:table-cell>
        </table:table-row>
        <table:table-row table:style-name="ro1">
          <table:table-cell office:value-type="float" office:value="135346" calcext:value-type="float">
            <text:p>135346</text:p>
          </table:table-cell>
          <table:table-cell office:value-type="float" office:value="152817" calcext:value-type="float">
            <text:p>152817</text:p>
          </table:table-cell>
          <table:table-cell office:value-type="float" office:value="19087" calcext:value-type="float">
            <text:p>19087</text:p>
          </table:table-cell>
          <table:table-cell office:value-type="float" office:value="109168" calcext:value-type="float">
            <text:p>109168</text:p>
          </table:table-cell>
        </table:table-row>
        <table:table-row table:style-name="ro1">
          <table:table-cell office:value-type="float" office:value="136059" calcext:value-type="float">
            <text:p>136059</text:p>
          </table:table-cell>
          <table:table-cell office:value-type="float" office:value="134339" calcext:value-type="float">
            <text:p>134339</text:p>
          </table:table-cell>
          <table:table-cell office:value-type="float" office:value="27536" calcext:value-type="float">
            <text:p>27536</text:p>
          </table:table-cell>
          <table:table-cell office:value-type="float" office:value="113022" calcext:value-type="float">
            <text:p>113022</text:p>
          </table:table-cell>
        </table:table-row>
        <table:table-row table:style-name="ro1">
          <table:table-cell office:value-type="float" office:value="133280" calcext:value-type="float">
            <text:p>133280</text:p>
          </table:table-cell>
          <table:table-cell office:value-type="float" office:value="104767" calcext:value-type="float">
            <text:p>104767</text:p>
          </table:table-cell>
          <table:table-cell office:value-type="float" office:value="143091" calcext:value-type="float">
            <text:p>143091</text:p>
          </table:table-cell>
          <table:table-cell office:value-type="float" office:value="76923" calcext:value-type="float">
            <text:p>76923</text:p>
          </table:table-cell>
        </table:table-row>
        <table:table-row table:style-name="ro1">
          <table:table-cell office:value-type="float" office:value="137886" calcext:value-type="float">
            <text:p>137886</text:p>
          </table:table-cell>
          <table:table-cell office:value-type="float" office:value="117341" calcext:value-type="float">
            <text:p>117341</text:p>
          </table:table-cell>
          <table:table-cell office:value-type="float" office:value="78737" calcext:value-type="float">
            <text:p>78737</text:p>
          </table:table-cell>
          <table:table-cell office:value-type="float" office:value="98926" calcext:value-type="float">
            <text:p>98926</text:p>
          </table:table-cell>
        </table:table-row>
        <table:table-row table:style-name="ro1">
          <table:table-cell office:value-type="float" office:value="145624" calcext:value-type="float">
            <text:p>145624</text:p>
          </table:table-cell>
          <table:table-cell office:value-type="float" office:value="148832" calcext:value-type="float">
            <text:p>148832</text:p>
          </table:table-cell>
          <table:table-cell office:value-type="float" office:value="153850" calcext:value-type="float">
            <text:p>153850</text:p>
          </table:table-cell>
          <table:table-cell office:value-type="float" office:value="115107" calcext:value-type="float">
            <text:p>115107</text:p>
          </table:table-cell>
        </table:table-row>
        <table:table-row table:style-name="ro1">
          <table:table-cell office:value-type="float" office:value="149663" calcext:value-type="float">
            <text:p>149663</text:p>
          </table:table-cell>
          <table:table-cell office:value-type="float" office:value="107149" calcext:value-type="float">
            <text:p>107149</text:p>
          </table:table-cell>
          <table:table-cell office:value-type="float" office:value="78570" calcext:value-type="float">
            <text:p>78570</text:p>
          </table:table-cell>
          <table:table-cell office:value-type="float" office:value="120153" calcext:value-type="float">
            <text:p>120153</text:p>
          </table:table-cell>
        </table:table-row>
        <table:table-row table:style-name="ro1">
          <table:table-cell office:value-type="float" office:value="153935" calcext:value-type="float">
            <text:p>153935</text:p>
          </table:table-cell>
          <table:table-cell office:value-type="float" office:value="130829" calcext:value-type="float">
            <text:p>130829</text:p>
          </table:table-cell>
          <table:table-cell office:value-type="float" office:value="38537" calcext:value-type="float">
            <text:p>38537</text:p>
          </table:table-cell>
          <table:table-cell office:value-type="float" office:value="110205" calcext:value-type="float">
            <text:p>110205</text:p>
          </table:table-cell>
        </table:table-row>
        <table:table-row table:style-name="ro1">
          <table:table-cell office:value-type="float" office:value="157268" calcext:value-type="float">
            <text:p>157268</text:p>
          </table:table-cell>
          <table:table-cell office:value-type="float" office:value="118188" calcext:value-type="float">
            <text:p>118188</text:p>
          </table:table-cell>
          <table:table-cell office:value-type="float" office:value="72177" calcext:value-type="float">
            <text:p>72177</text:p>
          </table:table-cell>
          <table:table-cell office:value-type="float" office:value="151178" calcext:value-type="float">
            <text:p>151178</text:p>
          </table:table-cell>
        </table:table-row>
        <table:table-row table:style-name="ro1">
          <table:table-cell office:value-type="float" office:value="143474" calcext:value-type="float">
            <text:p>143474</text:p>
          </table:table-cell>
          <table:table-cell office:value-type="float" office:value="61348" calcext:value-type="float">
            <text:p>61348</text:p>
          </table:table-cell>
          <table:table-cell office:value-type="float" office:value="148585" calcext:value-type="float">
            <text:p>148585</text:p>
          </table:table-cell>
          <table:table-cell office:value-type="float" office:value="90110" calcext:value-type="float">
            <text:p>90110</text:p>
          </table:table-cell>
        </table:table-row>
        <table:table-row table:style-name="ro1">
          <table:table-cell office:value-type="float" office:value="133937" calcext:value-type="float">
            <text:p>133937</text:p>
          </table:table-cell>
          <table:table-cell office:value-type="float" office:value="172700" calcext:value-type="float">
            <text:p>172700</text:p>
          </table:table-cell>
          <table:table-cell office:value-type="float" office:value="116467" calcext:value-type="float">
            <text:p>116467</text:p>
          </table:table-cell>
          <table:table-cell office:value-type="float" office:value="127986" calcext:value-type="float">
            <text:p>127986</text:p>
          </table:table-cell>
        </table:table-row>
        <table:table-row table:style-name="ro1">
          <table:table-cell office:value-type="float" office:value="136919" calcext:value-type="float">
            <text:p>136919</text:p>
          </table:table-cell>
          <table:table-cell office:value-type="float" office:value="121783" calcext:value-type="float">
            <text:p>121783</text:p>
          </table:table-cell>
          <table:table-cell office:value-type="float" office:value="29947" calcext:value-type="float">
            <text:p>29947</text:p>
          </table:table-cell>
          <table:table-cell office:value-type="float" office:value="115491" calcext:value-type="float">
            <text:p>115491</text:p>
          </table:table-cell>
        </table:table-row>
        <table:table-row table:style-name="ro1">
          <table:table-cell office:value-type="float" office:value="139886" calcext:value-type="float">
            <text:p>139886</text:p>
          </table:table-cell>
          <table:table-cell office:value-type="float" office:value="58480" calcext:value-type="float">
            <text:p>58480</text:p>
          </table:table-cell>
          <table:table-cell office:value-type="float" office:value="23103" calcext:value-type="float">
            <text:p>23103</text:p>
          </table:table-cell>
          <table:table-cell office:value-type="float" office:value="111727" calcext:value-type="float">
            <text:p>111727</text:p>
          </table:table-cell>
        </table:table-row>
        <table:table-row table:style-name="ro1">
          <table:table-cell office:value-type="float" office:value="148389" calcext:value-type="float">
            <text:p>148389</text:p>
          </table:table-cell>
          <table:table-cell office:value-type="float" office:value="128103" calcext:value-type="float">
            <text:p>128103</text:p>
          </table:table-cell>
          <table:table-cell office:value-type="float" office:value="174258" calcext:value-type="float">
            <text:p>174258</text:p>
          </table:table-cell>
          <table:table-cell office:value-type="float" office:value="23666" calcext:value-type="float">
            <text:p>23666</text:p>
          </table:table-cell>
        </table:table-row>
        <table:table-row table:style-name="ro1">
          <table:table-cell office:value-type="float" office:value="154409" calcext:value-type="float">
            <text:p>154409</text:p>
          </table:table-cell>
          <table:table-cell office:value-type="float" office:value="71048" calcext:value-type="float">
            <text:p>71048</text:p>
          </table:table-cell>
          <table:table-cell office:value-type="float" office:value="235874" calcext:value-type="float">
            <text:p>235874</text:p>
          </table:table-cell>
          <table:table-cell office:value-type="float" office:value="141318" calcext:value-type="float">
            <text:p>141318</text:p>
          </table:table-cell>
        </table:table-row>
        <table:table-row table:style-name="ro1">
          <table:table-cell office:value-type="float" office:value="154670" calcext:value-type="float">
            <text:p>154670</text:p>
          </table:table-cell>
          <table:table-cell office:value-type="float" office:value="120193" calcext:value-type="float">
            <text:p>120193</text:p>
          </table:table-cell>
          <table:table-cell office:value-type="float" office:value="22971" calcext:value-type="float">
            <text:p>22971</text:p>
          </table:table-cell>
          <table:table-cell office:value-type="float" office:value="18197" calcext:value-type="float">
            <text:p>18197</text:p>
          </table:table-cell>
        </table:table-row>
        <table:table-row table:style-name="ro1">
          <table:table-cell office:value-type="float" office:value="141588" calcext:value-type="float">
            <text:p>141588</text:p>
          </table:table-cell>
          <table:table-cell office:value-type="float" office:value="116107" calcext:value-type="float">
            <text:p>116107</text:p>
          </table:table-cell>
          <table:table-cell office:value-type="float" office:value="25813" calcext:value-type="float">
            <text:p>25813</text:p>
          </table:table-cell>
          <table:table-cell office:value-type="float" office:value="24725" calcext:value-type="float">
            <text:p>24725</text:p>
          </table:table-cell>
        </table:table-row>
        <table:table-row table:style-name="ro1">
          <table:table-cell office:value-type="float" office:value="138490" calcext:value-type="float">
            <text:p>138490</text:p>
          </table:table-cell>
          <table:table-cell office:value-type="float" office:value="72913" calcext:value-type="float">
            <text:p>72913</text:p>
          </table:table-cell>
          <table:table-cell office:value-type="float" office:value="60559" calcext:value-type="float">
            <text:p>60559</text:p>
          </table:table-cell>
          <table:table-cell office:value-type="float" office:value="128903" calcext:value-type="float">
            <text:p>128903</text:p>
          </table:table-cell>
        </table:table-row>
        <table:table-row table:style-name="ro1">
          <table:table-cell office:value-type="float" office:value="210685" calcext:value-type="float">
            <text:p>210685</text:p>
          </table:table-cell>
          <table:table-cell office:value-type="float" office:value="123706" calcext:value-type="float">
            <text:p>123706</text:p>
          </table:table-cell>
          <table:table-cell office:value-type="float" office:value="182090" calcext:value-type="float">
            <text:p>182090</text:p>
          </table:table-cell>
          <table:table-cell office:value-type="float" office:value="93466" calcext:value-type="float">
            <text:p>93466</text:p>
          </table:table-cell>
        </table:table-row>
        <table:table-row table:style-name="ro1">
          <table:table-cell office:value-type="float" office:value="165463" calcext:value-type="float">
            <text:p>165463</text:p>
          </table:table-cell>
          <table:table-cell office:value-type="float" office:value="140337" calcext:value-type="float">
            <text:p>140337</text:p>
          </table:table-cell>
          <table:table-cell office:value-type="float" office:value="112548" calcext:value-type="float">
            <text:p>112548</text:p>
          </table:table-cell>
          <table:table-cell office:value-type="float" office:value="31422" calcext:value-type="float">
            <text:p>31422</text:p>
          </table:table-cell>
        </table:table-row>
        <table:table-row table:style-name="ro1">
          <table:table-cell office:value-type="float" office:value="201525" calcext:value-type="float">
            <text:p>201525</text:p>
          </table:table-cell>
          <table:table-cell office:value-type="float" office:value="137355" calcext:value-type="float">
            <text:p>137355</text:p>
          </table:table-cell>
          <table:table-cell office:value-type="float" office:value="103594" calcext:value-type="float">
            <text:p>103594</text:p>
          </table:table-cell>
          <table:table-cell office:value-type="float" office:value="134930" calcext:value-type="float">
            <text:p>134930</text:p>
          </table:table-cell>
        </table:table-row>
        <table:table-row table:style-name="ro1">
          <table:table-cell office:value-type="float" office:value="156907" calcext:value-type="float">
            <text:p>156907</text:p>
          </table:table-cell>
          <table:table-cell office:value-type="float" office:value="63755" calcext:value-type="float">
            <text:p>63755</text:p>
          </table:table-cell>
          <table:table-cell office:value-type="float" office:value="28947" calcext:value-type="float">
            <text:p>28947</text:p>
          </table:table-cell>
          <table:table-cell office:value-type="float" office:value="18692" calcext:value-type="float">
            <text:p>18692</text:p>
          </table:table-cell>
        </table:table-row>
        <table:table-row table:style-name="ro1">
          <table:table-cell office:value-type="float" office:value="192634" calcext:value-type="float">
            <text:p>192634</text:p>
          </table:table-cell>
          <table:table-cell office:value-type="float" office:value="218074" calcext:value-type="float">
            <text:p>218074</text:p>
          </table:table-cell>
          <table:table-cell office:value-type="float" office:value="63070" calcext:value-type="float">
            <text:p>63070</text:p>
          </table:table-cell>
          <table:table-cell office:value-type="float" office:value="148928" calcext:value-type="float">
            <text:p>148928</text:p>
          </table:table-cell>
        </table:table-row>
        <table:table-row table:style-name="ro1">
          <table:table-cell office:value-type="float" office:value="142227" calcext:value-type="float">
            <text:p>142227</text:p>
          </table:table-cell>
          <table:table-cell office:value-type="float" office:value="236092" calcext:value-type="float">
            <text:p>236092</text:p>
          </table:table-cell>
          <table:table-cell office:value-type="float" office:value="161007" calcext:value-type="float">
            <text:p>161007</text:p>
          </table:table-cell>
          <table:table-cell office:value-type="float" office:value="107686" calcext:value-type="float">
            <text:p>107686</text:p>
          </table:table-cell>
        </table:table-row>
        <table:table-row table:style-name="ro1">
          <table:table-cell office:value-type="float" office:value="166420" calcext:value-type="float">
            <text:p>166420</text:p>
          </table:table-cell>
          <table:table-cell office:value-type="float" office:value="60437" calcext:value-type="float">
            <text:p>60437</text:p>
          </table:table-cell>
          <table:table-cell office:value-type="float" office:value="134995" calcext:value-type="float">
            <text:p>134995</text:p>
          </table:table-cell>
          <table:table-cell office:value-type="float" office:value="38717" calcext:value-type="float">
            <text:p>38717</text:p>
          </table:table-cell>
        </table:table-row>
        <table:table-row table:style-name="ro1">
          <table:table-cell office:value-type="float" office:value="148802" calcext:value-type="float">
            <text:p>148802</text:p>
          </table:table-cell>
          <table:table-cell office:value-type="float" office:value="118220" calcext:value-type="float">
            <text:p>118220</text:p>
          </table:table-cell>
          <table:table-cell office:value-type="float" office:value="118331" calcext:value-type="float">
            <text:p>118331</text:p>
          </table:table-cell>
          <table:table-cell office:value-type="float" office:value="113124" calcext:value-type="float">
            <text:p>113124</text:p>
          </table:table-cell>
        </table:table-row>
        <table:table-row table:style-name="ro1">
          <table:table-cell office:value-type="float" office:value="108499" calcext:value-type="float">
            <text:p>108499</text:p>
          </table:table-cell>
          <table:table-cell office:value-type="float" office:value="163952" calcext:value-type="float">
            <text:p>163952</text:p>
          </table:table-cell>
          <table:table-cell office:value-type="float" office:value="34637" calcext:value-type="float">
            <text:p>34637</text:p>
          </table:table-cell>
          <table:table-cell office:value-type="float" office:value="125166" calcext:value-type="float">
            <text:p>125166</text:p>
          </table:table-cell>
        </table:table-row>
        <table:table-row table:style-name="ro1">
          <table:table-cell office:value-type="float" office:value="219635" calcext:value-type="float">
            <text:p>219635</text:p>
          </table:table-cell>
          <table:table-cell office:value-type="float" office:value="129135" calcext:value-type="float">
            <text:p>129135</text:p>
          </table:table-cell>
          <table:table-cell office:value-type="float" office:value="135396" calcext:value-type="float">
            <text:p>135396</text:p>
          </table:table-cell>
          <table:table-cell office:value-type="float" office:value="98962" calcext:value-type="float">
            <text:p>98962</text:p>
          </table:table-cell>
        </table:table-row>
        <table:table-row table:style-name="ro1">
          <table:table-cell office:value-type="float" office:value="119706" calcext:value-type="float">
            <text:p>119706</text:p>
          </table:table-cell>
          <table:table-cell office:value-type="float" office:value="187325" calcext:value-type="float">
            <text:p>187325</text:p>
          </table:table-cell>
          <table:table-cell office:value-type="float" office:value="25011" calcext:value-type="float">
            <text:p>25011</text:p>
          </table:table-cell>
          <table:table-cell office:value-type="float" office:value="21752" calcext:value-type="float">
            <text:p>21752</text:p>
          </table:table-cell>
        </table:table-row>
        <table:table-row table:style-name="ro1">
          <table:table-cell office:value-type="float" office:value="130256" calcext:value-type="float">
            <text:p>130256</text:p>
          </table:table-cell>
          <table:table-cell office:value-type="float" office:value="147975" calcext:value-type="float">
            <text:p>147975</text:p>
          </table:table-cell>
          <table:table-cell office:value-type="float" office:value="102747" calcext:value-type="float">
            <text:p>102747</text:p>
          </table:table-cell>
          <table:table-cell office:value-type="float" office:value="94397" calcext:value-type="float">
            <text:p>94397</text:p>
          </table:table-cell>
        </table:table-row>
        <table:table-row table:style-name="ro1">
          <table:table-cell office:value-type="float" office:value="117266" calcext:value-type="float">
            <text:p>117266</text:p>
          </table:table-cell>
          <table:table-cell office:value-type="float" office:value="115226" calcext:value-type="float">
            <text:p>115226</text:p>
          </table:table-cell>
          <table:table-cell office:value-type="float" office:value="139514" calcext:value-type="float">
            <text:p>139514</text:p>
          </table:table-cell>
          <table:table-cell office:value-type="float" office:value="75208" calcext:value-type="float">
            <text:p>75208</text:p>
          </table:table-cell>
        </table:table-row>
        <table:table-row table:style-name="ro1">
          <table:table-cell office:value-type="float" office:value="214954" calcext:value-type="float">
            <text:p>214954</text:p>
          </table:table-cell>
          <table:table-cell office:value-type="float" office:value="167241" calcext:value-type="float">
            <text:p>167241</text:p>
          </table:table-cell>
          <table:table-cell office:value-type="float" office:value="134992" calcext:value-type="float">
            <text:p>134992</text:p>
          </table:table-cell>
          <table:table-cell office:value-type="float" office:value="17384" calcext:value-type="float">
            <text:p>17384</text:p>
          </table:table-cell>
        </table:table-row>
        <table:table-row table:style-name="ro1">
          <table:table-cell office:value-type="float" office:value="102580" calcext:value-type="float">
            <text:p>102580</text:p>
          </table:table-cell>
          <table:table-cell office:value-type="float" office:value="29019" calcext:value-type="float">
            <text:p>29019</text:p>
          </table:table-cell>
          <table:table-cell office:value-type="float" office:value="22894" calcext:value-type="float">
            <text:p>22894</text:p>
          </table:table-cell>
          <table:table-cell office:value-type="float" office:value="45627" calcext:value-type="float">
            <text:p>45627</text:p>
          </table:table-cell>
        </table:table-row>
        <table:table-row table:style-name="ro1">
          <table:table-cell office:value-type="float" office:value="134359" calcext:value-type="float">
            <text:p>134359</text:p>
          </table:table-cell>
          <table:table-cell office:value-type="float" office:value="187851" calcext:value-type="float">
            <text:p>187851</text:p>
          </table:table-cell>
          <table:table-cell office:value-type="float" office:value="147910" calcext:value-type="float">
            <text:p>147910</text:p>
          </table:table-cell>
          <table:table-cell office:value-type="float" office:value="121293" calcext:value-type="float">
            <text:p>121293</text:p>
          </table:table-cell>
        </table:table-row>
        <table:table-row table:style-name="ro1">
          <table:table-cell office:value-type="float" office:value="124720" calcext:value-type="float">
            <text:p>124720</text:p>
          </table:table-cell>
          <table:table-cell office:value-type="float" office:value="111155" calcext:value-type="float">
            <text:p>111155</text:p>
          </table:table-cell>
          <table:table-cell office:value-type="float" office:value="94837" calcext:value-type="float">
            <text:p>94837</text:p>
          </table:table-cell>
          <table:table-cell office:value-type="float" office:value="31946" calcext:value-type="float">
            <text:p>31946</text:p>
          </table:table-cell>
        </table:table-row>
        <table:table-row table:style-name="ro1">
          <table:table-cell office:value-type="float" office:value="149863" calcext:value-type="float">
            <text:p>149863</text:p>
          </table:table-cell>
          <table:table-cell office:value-type="float" office:value="38847" calcext:value-type="float">
            <text:p>38847</text:p>
          </table:table-cell>
          <table:table-cell office:value-type="float" office:value="93915" calcext:value-type="float">
            <text:p>93915</text:p>
          </table:table-cell>
          <table:table-cell office:value-type="float" office:value="77330" calcext:value-type="float">
            <text:p>77330</text:p>
          </table:table-cell>
        </table:table-row>
        <table:table-row table:style-name="ro1">
          <table:table-cell office:value-type="float" office:value="155299" calcext:value-type="float">
            <text:p>155299</text:p>
          </table:table-cell>
          <table:table-cell office:value-type="float" office:value="117005" calcext:value-type="float">
            <text:p>117005</text:p>
          </table:table-cell>
          <table:table-cell office:value-type="float" office:value="26890" calcext:value-type="float">
            <text:p>26890</text:p>
          </table:table-cell>
          <table:table-cell office:value-type="float" office:value="164084" calcext:value-type="float">
            <text:p>164084</text:p>
          </table:table-cell>
        </table:table-row>
        <table:table-row table:style-name="ro1">
          <table:table-cell office:value-type="float" office:value="168814" calcext:value-type="float">
            <text:p>168814</text:p>
          </table:table-cell>
          <table:table-cell office:value-type="float" office:value="71618" calcext:value-type="float">
            <text:p>71618</text:p>
          </table:table-cell>
          <table:table-cell office:value-type="float" office:value="144242" calcext:value-type="float">
            <text:p>144242</text:p>
          </table:table-cell>
          <table:table-cell office:value-type="float" office:value="150248" calcext:value-type="float">
            <text:p>150248</text:p>
          </table:table-cell>
        </table:table-row>
        <table:table-row table:style-name="ro1">
          <table:table-cell office:value-type="float" office:value="110564" calcext:value-type="float">
            <text:p>110564</text:p>
          </table:table-cell>
          <table:table-cell office:value-type="float" office:value="134367" calcext:value-type="float">
            <text:p>134367</text:p>
          </table:table-cell>
          <table:table-cell office:value-type="float" office:value="78983" calcext:value-type="float">
            <text:p>78983</text:p>
          </table:table-cell>
          <table:table-cell office:value-type="float" office:value="121270" calcext:value-type="float">
            <text:p>121270</text:p>
          </table:table-cell>
        </table:table-row>
        <table:table-row table:style-name="ro1">
          <table:table-cell office:value-type="float" office:value="106160" calcext:value-type="float">
            <text:p>106160</text:p>
          </table:table-cell>
          <table:table-cell office:value-type="float" office:value="244699" calcext:value-type="float">
            <text:p>244699</text:p>
          </table:table-cell>
          <table:table-cell office:value-type="float" office:value="40960" calcext:value-type="float">
            <text:p>40960</text:p>
          </table:table-cell>
          <table:table-cell office:value-type="float" office:value="26385" calcext:value-type="float">
            <text:p>26385</text:p>
          </table:table-cell>
        </table:table-row>
        <table:table-row table:style-name="ro1">
          <table:table-cell office:value-type="float" office:value="235018" calcext:value-type="float">
            <text:p>235018</text:p>
          </table:table-cell>
          <table:table-cell office:value-type="float" office:value="38233" calcext:value-type="float">
            <text:p>38233</text:p>
          </table:table-cell>
          <table:table-cell office:value-type="float" office:value="46086" calcext:value-type="float">
            <text:p>46086</text:p>
          </table:table-cell>
          <table:table-cell office:value-type="float" office:value="118469" calcext:value-type="float">
            <text:p>118469</text:p>
          </table:table-cell>
        </table:table-row>
        <table:table-row table:style-name="ro1">
          <table:table-cell office:value-type="float" office:value="128547" calcext:value-type="float">
            <text:p>128547</text:p>
          </table:table-cell>
          <table:table-cell office:value-type="float" office:value="54012" calcext:value-type="float">
            <text:p>54012</text:p>
          </table:table-cell>
          <table:table-cell office:value-type="float" office:value="56839" calcext:value-type="float">
            <text:p>56839</text:p>
          </table:table-cell>
          <table:table-cell office:value-type="float" office:value="148325" calcext:value-type="float">
            <text:p>148325</text:p>
          </table:table-cell>
        </table:table-row>
        <table:table-row table:style-name="ro1">
          <table:table-cell office:value-type="float" office:value="166980" calcext:value-type="float">
            <text:p>166980</text:p>
          </table:table-cell>
          <table:table-cell office:value-type="float" office:value="140475" calcext:value-type="float">
            <text:p>140475</text:p>
          </table:table-cell>
          <table:table-cell office:value-type="float" office:value="91306" calcext:value-type="float">
            <text:p>91306</text:p>
          </table:table-cell>
          <table:table-cell office:value-type="float" office:value="116482" calcext:value-type="float">
            <text:p>116482</text:p>
          </table:table-cell>
        </table:table-row>
        <table:table-row table:style-name="ro1">
          <table:table-cell office:value-type="float" office:value="162706" calcext:value-type="float">
            <text:p>162706</text:p>
          </table:table-cell>
          <table:table-cell office:value-type="float" office:value="206789" calcext:value-type="float">
            <text:p>206789</text:p>
          </table:table-cell>
          <table:table-cell office:value-type="float" office:value="132127" calcext:value-type="float">
            <text:p>132127</text:p>
          </table:table-cell>
          <table:table-cell office:value-type="float" office:value="96375" calcext:value-type="float">
            <text:p>96375</text:p>
          </table:table-cell>
        </table:table-row>
        <table:table-row table:style-name="ro1">
          <table:table-cell office:value-type="float" office:value="155206" calcext:value-type="float">
            <text:p>155206</text:p>
          </table:table-cell>
          <table:table-cell office:value-type="float" office:value="36343" calcext:value-type="float">
            <text:p>36343</text:p>
          </table:table-cell>
          <table:table-cell office:value-type="float" office:value="31289" calcext:value-type="float">
            <text:p>31289</text:p>
          </table:table-cell>
          <table:table-cell office:value-type="float" office:value="94932" calcext:value-type="float">
            <text:p>94932</text:p>
          </table:table-cell>
        </table:table-row>
        <table:table-row table:style-name="ro1">
          <table:table-cell office:value-type="float" office:value="134720" calcext:value-type="float">
            <text:p>134720</text:p>
          </table:table-cell>
          <table:table-cell office:value-type="float" office:value="66140" calcext:value-type="float">
            <text:p>66140</text:p>
          </table:table-cell>
          <table:table-cell office:value-type="float" office:value="166719" calcext:value-type="float">
            <text:p>166719</text:p>
          </table:table-cell>
          <table:table-cell office:value-type="float" office:value="122136" calcext:value-type="float">
            <text:p>122136</text:p>
          </table:table-cell>
        </table:table-row>
        <table:table-row table:style-name="ro1">
          <table:table-cell office:value-type="float" office:value="140531" calcext:value-type="float">
            <text:p>140531</text:p>
          </table:table-cell>
          <table:table-cell office:value-type="float" office:value="145567" calcext:value-type="float">
            <text:p>145567</text:p>
          </table:table-cell>
          <table:table-cell office:value-type="float" office:value="43934" calcext:value-type="float">
            <text:p>43934</text:p>
          </table:table-cell>
          <table:table-cell office:value-type="float" office:value="27668" calcext:value-type="float">
            <text:p>27668</text:p>
          </table:table-cell>
        </table:table-row>
        <table:table-row table:style-name="ro1">
          <table:table-cell office:value-type="float" office:value="130808" calcext:value-type="float">
            <text:p>130808</text:p>
          </table:table-cell>
          <table:table-cell office:value-type="float" office:value="224813" calcext:value-type="float">
            <text:p>224813</text:p>
          </table:table-cell>
          <table:table-cell office:value-type="float" office:value="44436" calcext:value-type="float">
            <text:p>44436</text:p>
          </table:table-cell>
          <table:table-cell office:value-type="float" office:value="178053" calcext:value-type="float">
            <text:p>178053</text:p>
          </table:table-cell>
        </table:table-row>
        <table:table-row table:style-name="ro1">
          <table:table-cell office:value-type="float" office:value="131633" calcext:value-type="float">
            <text:p>131633</text:p>
          </table:table-cell>
          <table:table-cell office:value-type="float" office:value="186860" calcext:value-type="float">
            <text:p>186860</text:p>
          </table:table-cell>
          <table:table-cell office:value-type="float" office:value="107385" calcext:value-type="float">
            <text:p>107385</text:p>
          </table:table-cell>
          <table:table-cell office:value-type="float" office:value="30255" calcext:value-type="float">
            <text:p>30255</text:p>
          </table:table-cell>
        </table:table-row>
        <table:table-row table:style-name="ro1">
          <table:table-cell office:value-type="float" office:value="133933" calcext:value-type="float">
            <text:p>133933</text:p>
          </table:table-cell>
          <table:table-cell office:value-type="float" office:value="135920" calcext:value-type="float">
            <text:p>135920</text:p>
          </table:table-cell>
          <table:table-cell office:value-type="float" office:value="83529" calcext:value-type="float">
            <text:p>83529</text:p>
          </table:table-cell>
          <table:table-cell office:value-type="float" office:value="67487" calcext:value-type="float">
            <text:p>67487</text:p>
          </table:table-cell>
        </table:table-row>
        <table:table-row table:style-name="ro1">
          <table:table-cell office:value-type="float" office:value="218524" calcext:value-type="float">
            <text:p>218524</text:p>
          </table:table-cell>
          <table:table-cell office:value-type="float" office:value="146204" calcext:value-type="float">
            <text:p>146204</text:p>
          </table:table-cell>
          <table:table-cell office:value-type="float" office:value="41557" calcext:value-type="float">
            <text:p>41557</text:p>
          </table:table-cell>
          <table:table-cell office:value-type="float" office:value="165855" calcext:value-type="float">
            <text:p>165855</text:p>
          </table:table-cell>
        </table:table-row>
        <table:table-row table:style-name="ro1">
          <table:table-cell office:value-type="float" office:value="154468" calcext:value-type="float">
            <text:p>154468</text:p>
          </table:table-cell>
          <table:table-cell office:value-type="float" office:value="142317" calcext:value-type="float">
            <text:p>142317</text:p>
          </table:table-cell>
          <table:table-cell office:value-type="float" office:value="85942" calcext:value-type="float">
            <text:p>85942</text:p>
          </table:table-cell>
          <table:table-cell office:value-type="float" office:value="41899" calcext:value-type="float">
            <text:p>41899</text:p>
          </table:table-cell>
        </table:table-row>
        <table:table-row table:style-name="ro1">
          <table:table-cell office:value-type="float" office:value="181125" calcext:value-type="float">
            <text:p>181125</text:p>
          </table:table-cell>
          <table:table-cell office:value-type="float" office:value="149448" calcext:value-type="float">
            <text:p>149448</text:p>
          </table:table-cell>
          <table:table-cell office:value-type="float" office:value="150785" calcext:value-type="float">
            <text:p>150785</text:p>
          </table:table-cell>
          <table:table-cell office:value-type="float" office:value="121036" calcext:value-type="float">
            <text:p>121036</text:p>
          </table:table-cell>
        </table:table-row>
        <table:table-row table:style-name="ro1">
          <table:table-cell office:value-type="float" office:value="149577" calcext:value-type="float">
            <text:p>149577</text:p>
          </table:table-cell>
          <table:table-cell office:value-type="float" office:value="38690" calcext:value-type="float">
            <text:p>38690</text:p>
          </table:table-cell>
          <table:table-cell office:value-type="float" office:value="64216" calcext:value-type="float">
            <text:p>64216</text:p>
          </table:table-cell>
          <table:table-cell office:value-type="float" office:value="93507" calcext:value-type="float">
            <text:p>93507</text:p>
          </table:table-cell>
        </table:table-row>
        <table:table-row table:style-name="ro1">
          <table:table-cell office:value-type="float" office:value="135273" calcext:value-type="float">
            <text:p>135273</text:p>
          </table:table-cell>
          <table:table-cell office:value-type="float" office:value="115110" calcext:value-type="float">
            <text:p>115110</text:p>
          </table:table-cell>
          <table:table-cell office:value-type="float" office:value="139832" calcext:value-type="float">
            <text:p>139832</text:p>
          </table:table-cell>
          <table:table-cell office:value-type="float" office:value="56156" calcext:value-type="float">
            <text:p>56156</text:p>
          </table:table-cell>
        </table:table-row>
        <table:table-row table:style-name="ro1">
          <table:table-cell office:value-type="float" office:value="137773" calcext:value-type="float">
            <text:p>137773</text:p>
          </table:table-cell>
          <table:table-cell office:value-type="float" office:value="150645" calcext:value-type="float">
            <text:p>150645</text:p>
          </table:table-cell>
          <table:table-cell office:value-type="float" office:value="95359" calcext:value-type="float">
            <text:p>95359</text:p>
          </table:table-cell>
          <table:table-cell office:value-type="float" office:value="17745" calcext:value-type="float">
            <text:p>17745</text:p>
          </table:table-cell>
        </table:table-row>
        <table:table-row table:style-name="ro1">
          <table:table-cell office:value-type="float" office:value="215035" calcext:value-type="float">
            <text:p>215035</text:p>
          </table:table-cell>
          <table:table-cell office:value-type="float" office:value="157678" calcext:value-type="float">
            <text:p>157678</text:p>
          </table:table-cell>
          <table:table-cell office:value-type="float" office:value="54042" calcext:value-type="float">
            <text:p>54042</text:p>
          </table:table-cell>
          <table:table-cell office:value-type="float" office:value="37435" calcext:value-type="float">
            <text:p>37435</text:p>
          </table:table-cell>
        </table:table-row>
        <table:table-row table:style-name="ro1">
          <table:table-cell office:value-type="float" office:value="339398" calcext:value-type="float">
            <text:p>339398</text:p>
          </table:table-cell>
          <table:table-cell office:value-type="float" office:value="227115" calcext:value-type="float">
            <text:p>227115</text:p>
          </table:table-cell>
          <table:table-cell office:value-type="float" office:value="117805" calcext:value-type="float">
            <text:p>117805</text:p>
          </table:table-cell>
          <table:table-cell office:value-type="float" office:value="76381" calcext:value-type="float">
            <text:p>76381</text:p>
          </table:table-cell>
        </table:table-row>
        <table:table-row table:style-name="ro1">
          <table:table-cell office:value-type="float" office:value="101105" calcext:value-type="float">
            <text:p>101105</text:p>
          </table:table-cell>
          <table:table-cell office:value-type="float" office:value="38216" calcext:value-type="float">
            <text:p>38216</text:p>
          </table:table-cell>
          <table:table-cell office:value-type="float" office:value="49362" calcext:value-type="float">
            <text:p>49362</text:p>
          </table:table-cell>
          <table:table-cell office:value-type="float" office:value="130570" calcext:value-type="float">
            <text:p>130570</text:p>
          </table:table-cell>
        </table:table-row>
        <table:table-row table:style-name="ro1">
          <table:table-cell office:value-type="float" office:value="209867" calcext:value-type="float">
            <text:p>209867</text:p>
          </table:table-cell>
          <table:table-cell office:value-type="float" office:value="184538" calcext:value-type="float">
            <text:p>184538</text:p>
          </table:table-cell>
          <table:table-cell office:value-type="float" office:value="123321" calcext:value-type="float">
            <text:p>123321</text:p>
          </table:table-cell>
          <table:table-cell office:value-type="float" office:value="91321" calcext:value-type="float">
            <text:p>91321</text:p>
          </table:table-cell>
        </table:table-row>
        <table:table-row table:style-name="ro1">
          <table:table-cell office:value-type="float" office:value="139011" calcext:value-type="float">
            <text:p>139011</text:p>
          </table:table-cell>
          <table:table-cell office:value-type="float" office:value="35868" calcext:value-type="float">
            <text:p>35868</text:p>
          </table:table-cell>
          <table:table-cell office:value-type="float" office:value="40382" calcext:value-type="float">
            <text:p>40382</text:p>
          </table:table-cell>
          <table:table-cell office:value-type="float" office:value="42822" calcext:value-type="float">
            <text:p>42822</text:p>
          </table:table-cell>
        </table:table-row>
        <table:table-row table:style-name="ro1">
          <table:table-cell office:value-type="float" office:value="83139" calcext:value-type="float">
            <text:p>83139</text:p>
          </table:table-cell>
          <table:table-cell office:value-type="float" office:value="165687" calcext:value-type="float">
            <text:p>165687</text:p>
          </table:table-cell>
          <table:table-cell office:value-type="float" office:value="121780" calcext:value-type="float">
            <text:p>121780</text:p>
          </table:table-cell>
          <table:table-cell office:value-type="float" office:value="108738" calcext:value-type="float">
            <text:p>108738</text:p>
          </table:table-cell>
        </table:table-row>
        <table:table-row table:style-name="ro1">
          <table:table-cell office:value-type="float" office:value="213121" calcext:value-type="float">
            <text:p>213121</text:p>
          </table:table-cell>
          <table:table-cell office:value-type="float" office:value="35497" calcext:value-type="float">
            <text:p>35497</text:p>
          </table:table-cell>
          <table:table-cell office:value-type="float" office:value="120723" calcext:value-type="float">
            <text:p>120723</text:p>
          </table:table-cell>
          <table:table-cell office:value-type="float" office:value="32583" calcext:value-type="float">
            <text:p>32583</text:p>
          </table:table-cell>
        </table:table-row>
        <table:table-row table:style-name="ro1">
          <table:table-cell office:value-type="float" office:value="233124" calcext:value-type="float">
            <text:p>233124</text:p>
          </table:table-cell>
          <table:table-cell office:value-type="float" office:value="75723" calcext:value-type="float">
            <text:p>75723</text:p>
          </table:table-cell>
          <table:table-cell office:value-type="float" office:value="92814" calcext:value-type="float">
            <text:p>92814</text:p>
          </table:table-cell>
          <table:table-cell office:value-type="float" office:value="17223" calcext:value-type="float">
            <text:p>17223</text:p>
          </table:table-cell>
        </table:table-row>
        <table:table-row table:style-name="ro1">
          <table:table-cell office:value-type="float" office:value="148627" calcext:value-type="float">
            <text:p>148627</text:p>
          </table:table-cell>
          <table:table-cell office:value-type="float" office:value="208219" calcext:value-type="float">
            <text:p>208219</text:p>
          </table:table-cell>
          <table:table-cell office:value-type="float" office:value="54331" calcext:value-type="float">
            <text:p>54331</text:p>
          </table:table-cell>
          <table:table-cell office:value-type="float" office:value="68419" calcext:value-type="float">
            <text:p>68419</text:p>
          </table:table-cell>
        </table:table-row>
        <table:table-row table:style-name="ro1">
          <table:table-cell office:value-type="float" office:value="97095" calcext:value-type="float">
            <text:p>97095</text:p>
          </table:table-cell>
          <table:table-cell office:value-type="float" office:value="41684" calcext:value-type="float">
            <text:p>41684</text:p>
          </table:table-cell>
          <table:table-cell office:value-type="float" office:value="112276" calcext:value-type="float">
            <text:p>112276</text:p>
          </table:table-cell>
          <table:table-cell office:value-type="float" office:value="132720" calcext:value-type="float">
            <text:p>132720</text:p>
          </table:table-cell>
        </table:table-row>
        <table:table-row table:style-name="ro1">
          <table:table-cell office:value-type="float" office:value="201225" calcext:value-type="float">
            <text:p>201225</text:p>
          </table:table-cell>
          <table:table-cell office:value-type="float" office:value="168677" calcext:value-type="float">
            <text:p>168677</text:p>
          </table:table-cell>
          <table:table-cell office:value-type="float" office:value="22925" calcext:value-type="float">
            <text:p>22925</text:p>
          </table:table-cell>
          <table:table-cell office:value-type="float" office:value="23238" calcext:value-type="float">
            <text:p>23238</text:p>
          </table:table-cell>
        </table:table-row>
        <table:table-row table:style-name="ro1">
          <table:table-cell office:value-type="float" office:value="89420" calcext:value-type="float">
            <text:p>89420</text:p>
          </table:table-cell>
          <table:table-cell office:value-type="float" office:value="49741" calcext:value-type="float">
            <text:p>49741</text:p>
          </table:table-cell>
          <table:table-cell office:value-type="float" office:value="203389" calcext:value-type="float">
            <text:p>203389</text:p>
          </table:table-cell>
          <table:table-cell office:value-type="float" office:value="71423" calcext:value-type="float">
            <text:p>71423</text:p>
          </table:table-cell>
        </table:table-row>
        <table:table-row table:style-name="ro1">
          <table:table-cell office:value-type="float" office:value="207963" calcext:value-type="float">
            <text:p>207963</text:p>
          </table:table-cell>
          <table:table-cell office:value-type="float" office:value="170778" calcext:value-type="float">
            <text:p>170778</text:p>
          </table:table-cell>
          <table:table-cell office:value-type="float" office:value="141333" calcext:value-type="float">
            <text:p>141333</text:p>
          </table:table-cell>
          <table:table-cell office:value-type="float" office:value="21405" calcext:value-type="float">
            <text:p>21405</text:p>
          </table:table-cell>
        </table:table-row>
        <table:table-row table:style-name="ro1">
          <table:table-cell office:value-type="float" office:value="95403" calcext:value-type="float">
            <text:p>95403</text:p>
          </table:table-cell>
          <table:table-cell office:value-type="float" office:value="57070" calcext:value-type="float">
            <text:p>57070</text:p>
          </table:table-cell>
          <table:table-cell office:value-type="float" office:value="110633" calcext:value-type="float">
            <text:p>110633</text:p>
          </table:table-cell>
          <table:table-cell office:value-type="float" office:value="34036" calcext:value-type="float">
            <text:p>340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реднее 1 тред</text:p>
          </table:table-cell>
          <table:table-cell office:value-type="string" calcext:value-type="string">
            <text:p>Среднее 2 треда</text:p>
          </table:table-cell>
          <table:table-cell office:value-type="string" calcext:value-type="string">
            <text:p>Среднее 3 треда</text:p>
          </table:table-cell>
          <table:table-cell office:value-type="string" calcext:value-type="string">
            <text:p>Среднее 4 треда</text:p>
          </table:table-cell>
        </table:table-row>
        <table:table-row table:style-name="ro1">
          <table:table-cell table:formula="of:=AVERAGE([.$A2];[.$A101])" office:value-type="float" office:value="56031" calcext:value-type="float">
            <text:p>56031</text:p>
          </table:table-cell>
          <table:table-cell table:style-name="ce1" table:formula="of:=AVERAGE([.$B2];[.$B101])" office:value-type="float" office:value="35696.5" calcext:value-type="float">
            <text:p>35696.5</text:p>
          </table:table-cell>
          <table:table-cell table:style-name="ce1" table:formula="of:=AVERAGE([.$C2];[.$C101])" office:value-type="float" office:value="63076" calcext:value-type="float">
            <text:p>63076</text:p>
          </table:table-cell>
          <table:table-cell table:style-name="ce1" table:formula="of:=AVERAGE([.$D2];[.$D101])" office:value-type="float" office:value="24504.5" calcext:value-type="float">
            <text:p>2450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6:17:53.404124951</meta:creation-date>
    <dc:date>2016-05-21T16:31:42.419337802</dc:date>
    <meta:editing-duration>PT13M49S</meta:editing-duration>
    <meta:editing-cycles>3</meta:editing-cycles>
    <meta:generator>LibreOffice/5.0.5.2$Linux_X86_64 LibreOffice_project/00m0$Build-2</meta:generator>
    <meta:document-statistic meta:table-count="1" meta:cell-count="4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39cm" svg:height="14.212cm" xlink:href=".." xlink:type="simple" chart:class="chart:line" chart:style-name="ch1">
        <chart:legend chart:legend-position="end" svg:x="19.804cm" svg:y="6.06cm" style:legend-expansion="high" chart:style-name="ch2"/>
        <chart:plot-area chart:style-name="ch3" table:cell-range-address="Sheet1.A1:Sheet1.D101" chart:data-source-has-labels="row" svg:x="0.446cm" svg:y="0.284cm" svg:width="18.912cm" svg:height="13.644cm">
          <chartooo:coordinate-region svg:x="1.808cm" svg:y="0.484cm" svg:width="17.55cm" svg:height="12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label-cell-address="Sheet1.A1:Sheet1.A1" chart:class="chart:line">
            <chart:data-point chart:repeated="100"/>
          </chart:serie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C2:Sheet1.C101" chart:label-cell-address="Sheet1.C1:Sheet1.C1" chart:class="chart:line">
            <chart:data-point chart:repeated="100"/>
          </chart:series>
          <chart:series chart:style-name="ch9" chart:values-cell-range-address="Sheet1.D2:Sheet1.D101" chart:label-cell-address="Sheet1.D1:Sheet1.D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тред</text:p>
                <draw:g>
                  <svg:desc>Sheet1.A1:Sheet1.A1</svg:desc>
                </draw:g>
              </table:table-cell>
              <table:table-cell office:value-type="string">
                <text:p>2 треда</text:p>
                <draw:g>
                  <svg:desc>Sheet1.B1:Sheet1.B1</svg:desc>
                </draw:g>
              </table:table-cell>
              <table:table-cell office:value-type="string">
                <text:p>3 треда</text:p>
                <draw:g>
                  <svg:desc>Sheet1.C1:Sheet1.C1</svg:desc>
                </draw:g>
              </table:table-cell>
              <table:table-cell office:value-type="string">
                <text:p>4 треда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59">
                <text:p>16659</text:p>
                <draw:g>
                  <svg:desc>Sheet1.A2:Sheet1.A101</svg:desc>
                </draw:g>
              </table:table-cell>
              <table:table-cell office:value-type="float" office:value="14323">
                <text:p>14323</text:p>
                <draw:g>
                  <svg:desc>Sheet1.B2:Sheet1.B101</svg:desc>
                </draw:g>
              </table:table-cell>
              <table:table-cell office:value-type="float" office:value="15519">
                <text:p>15519</text:p>
                <draw:g>
                  <svg:desc>Sheet1.C2:Sheet1.C101</svg:desc>
                </draw:g>
              </table:table-cell>
              <table:table-cell office:value-type="float" office:value="14973">
                <text:p>14973</text:p>
                <draw:g>
                  <svg:desc>Sheet1.D2:Sheet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49">
                <text:p>16649</text:p>
              </table:table-cell>
              <table:table-cell office:value-type="float" office:value="38562">
                <text:p>38562</text:p>
              </table:table-cell>
              <table:table-cell office:value-type="float" office:value="22871">
                <text:p>22871</text:p>
              </table:table-cell>
              <table:table-cell office:value-type="float" office:value="92065">
                <text:p>92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407">
                <text:p>196407</text:p>
              </table:table-cell>
              <table:table-cell office:value-type="float" office:value="233936">
                <text:p>233936</text:p>
              </table:table-cell>
              <table:table-cell office:value-type="float" office:value="130748">
                <text:p>130748</text:p>
              </table:table-cell>
              <table:table-cell office:value-type="float" office:value="28009">
                <text:p>28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555">
                <text:p>90555</text:p>
              </table:table-cell>
              <table:table-cell office:value-type="float" office:value="46660">
                <text:p>46660</text:p>
              </table:table-cell>
              <table:table-cell office:value-type="float" office:value="123555">
                <text:p>123555</text:p>
              </table:table-cell>
              <table:table-cell office:value-type="float" office:value="110641">
                <text:p>110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072">
                <text:p>208072</text:p>
              </table:table-cell>
              <table:table-cell office:value-type="float" office:value="40160">
                <text:p>40160</text:p>
              </table:table-cell>
              <table:table-cell office:value-type="float" office:value="108175">
                <text:p>108175</text:p>
              </table:table-cell>
              <table:table-cell office:value-type="float" office:value="46670">
                <text:p>46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363">
                <text:p>78363</text:p>
              </table:table-cell>
              <table:table-cell office:value-type="float" office:value="210311">
                <text:p>210311</text:p>
              </table:table-cell>
              <table:table-cell office:value-type="float" office:value="27308">
                <text:p>27308</text:p>
              </table:table-cell>
              <table:table-cell office:value-type="float" office:value="97854">
                <text:p>97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515">
                <text:p>215515</text:p>
              </table:table-cell>
              <table:table-cell office:value-type="float" office:value="41518">
                <text:p>41518</text:p>
              </table:table-cell>
              <table:table-cell office:value-type="float" office:value="136164">
                <text:p>136164</text:p>
              </table:table-cell>
              <table:table-cell office:value-type="float" office:value="115280">
                <text:p>115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782">
                <text:p>114782</text:p>
              </table:table-cell>
              <table:table-cell office:value-type="float" office:value="139583">
                <text:p>139583</text:p>
              </table:table-cell>
              <table:table-cell office:value-type="float" office:value="24378">
                <text:p>24378</text:p>
              </table:table-cell>
              <table:table-cell office:value-type="float" office:value="31388">
                <text:p>31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481">
                <text:p>199481</text:p>
              </table:table-cell>
              <table:table-cell office:value-type="float" office:value="154255">
                <text:p>154255</text:p>
              </table:table-cell>
              <table:table-cell office:value-type="float" office:value="29514">
                <text:p>29514</text:p>
              </table:table-cell>
              <table:table-cell office:value-type="float" office:value="22563">
                <text:p>22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577">
                <text:p>90577</text:p>
              </table:table-cell>
              <table:table-cell office:value-type="float" office:value="39120">
                <text:p>39120</text:p>
              </table:table-cell>
              <table:table-cell office:value-type="float" office:value="186224">
                <text:p>186224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910">
                <text:p>125910</text:p>
              </table:table-cell>
              <table:table-cell office:value-type="float" office:value="97701">
                <text:p>97701</text:p>
              </table:table-cell>
              <table:table-cell office:value-type="float" office:value="28144">
                <text:p>28144</text:p>
              </table:table-cell>
              <table:table-cell office:value-type="float" office:value="70036">
                <text:p>70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737">
                <text:p>163737</text:p>
              </table:table-cell>
              <table:table-cell office:value-type="float" office:value="158249">
                <text:p>158249</text:p>
              </table:table-cell>
              <table:table-cell office:value-type="float" office:value="25133">
                <text:p>25133</text:p>
              </table:table-cell>
              <table:table-cell office:value-type="float" office:value="37269">
                <text:p>37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821">
                <text:p>258821</text:p>
              </table:table-cell>
              <table:table-cell office:value-type="float" office:value="36282">
                <text:p>36282</text:p>
              </table:table-cell>
              <table:table-cell office:value-type="float" office:value="166912">
                <text:p>166912</text:p>
              </table:table-cell>
              <table:table-cell office:value-type="float" office:value="147910">
                <text:p>147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363">
                <text:p>78363</text:p>
              </table:table-cell>
              <table:table-cell office:value-type="float" office:value="128252">
                <text:p>128252</text:p>
              </table:table-cell>
              <table:table-cell office:value-type="float" office:value="27865">
                <text:p>27865</text:p>
              </table:table-cell>
              <table:table-cell office:value-type="float" office:value="52683">
                <text:p>52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071">
                <text:p>245071</text:p>
              </table:table-cell>
              <table:table-cell office:value-type="float" office:value="80589">
                <text:p>80589</text:p>
              </table:table-cell>
              <table:table-cell office:value-type="float" office:value="140388">
                <text:p>140388</text:p>
              </table:table-cell>
              <table:table-cell office:value-type="float" office:value="96531">
                <text:p>96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334">
                <text:p>101334</text:p>
              </table:table-cell>
              <table:table-cell office:value-type="float" office:value="79351">
                <text:p>79351</text:p>
              </table:table-cell>
              <table:table-cell office:value-type="float" office:value="22450">
                <text:p>22450</text:p>
              </table:table-cell>
              <table:table-cell office:value-type="float" office:value="81245">
                <text:p>81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101">
                <text:p>194101</text:p>
              </table:table-cell>
              <table:table-cell office:value-type="float" office:value="336507">
                <text:p>336507</text:p>
              </table:table-cell>
              <table:table-cell office:value-type="float" office:value="24475">
                <text:p>24475</text:p>
              </table:table-cell>
              <table:table-cell office:value-type="float" office:value="42111">
                <text:p>42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729">
                <text:p>310729</text:p>
              </table:table-cell>
              <table:table-cell office:value-type="float" office:value="105844">
                <text:p>105844</text:p>
              </table:table-cell>
              <table:table-cell office:value-type="float" office:value="48614">
                <text:p>48614</text:p>
              </table:table-cell>
              <table:table-cell office:value-type="float" office:value="69095">
                <text:p>69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534">
                <text:p>96534</text:p>
              </table:table-cell>
              <table:table-cell office:value-type="float" office:value="168599">
                <text:p>168599</text:p>
              </table:table-cell>
              <table:table-cell office:value-type="float" office:value="178770">
                <text:p>178770</text:p>
              </table:table-cell>
              <table:table-cell office:value-type="float" office:value="155494">
                <text:p>155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023">
                <text:p>205023</text:p>
              </table:table-cell>
              <table:table-cell office:value-type="float" office:value="92166">
                <text:p>92166</text:p>
              </table:table-cell>
              <table:table-cell office:value-type="float" office:value="24636">
                <text:p>24636</text:p>
              </table:table-cell>
              <table:table-cell office:value-type="float" office:value="108768">
                <text:p>108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520">
                <text:p>244520</text:p>
              </table:table-cell>
              <table:table-cell office:value-type="float" office:value="109533">
                <text:p>109533</text:p>
              </table:table-cell>
              <table:table-cell office:value-type="float" office:value="146138">
                <text:p>146138</text:p>
              </table:table-cell>
              <table:table-cell office:value-type="float" office:value="38398">
                <text:p>38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433">
                <text:p>140433</text:p>
              </table:table-cell>
              <table:table-cell office:value-type="float" office:value="154922">
                <text:p>154922</text:p>
              </table:table-cell>
              <table:table-cell office:value-type="float" office:value="107314">
                <text:p>107314</text:p>
              </table:table-cell>
              <table:table-cell office:value-type="float" office:value="21285">
                <text:p>21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5597">
                <text:p>345597</text:p>
              </table:table-cell>
              <table:table-cell office:value-type="float" office:value="130176">
                <text:p>130176</text:p>
              </table:table-cell>
              <table:table-cell office:value-type="float" office:value="127313">
                <text:p>127313</text:p>
              </table:table-cell>
              <table:table-cell office:value-type="float" office:value="31593">
                <text:p>31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194">
                <text:p>198194</text:p>
              </table:table-cell>
              <table:table-cell office:value-type="float" office:value="123142">
                <text:p>123142</text:p>
              </table:table-cell>
              <table:table-cell office:value-type="float" office:value="23247">
                <text:p>23247</text:p>
              </table:table-cell>
              <table:table-cell office:value-type="float" office:value="64214">
                <text:p>64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0416">
                <text:p>380416</text:p>
              </table:table-cell>
              <table:table-cell office:value-type="float" office:value="210939">
                <text:p>210939</text:p>
              </table:table-cell>
              <table:table-cell office:value-type="float" office:value="139886">
                <text:p>139886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852">
                <text:p>145852</text:p>
              </table:table-cell>
              <table:table-cell office:value-type="float" office:value="147283">
                <text:p>147283</text:p>
              </table:table-cell>
              <table:table-cell office:value-type="float" office:value="122520">
                <text:p>122520</text:p>
              </table:table-cell>
              <table:table-cell office:value-type="float" office:value="162368">
                <text:p>162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566">
                <text:p>154566</text:p>
              </table:table-cell>
              <table:table-cell office:value-type="float" office:value="138848">
                <text:p>138848</text:p>
              </table:table-cell>
              <table:table-cell office:value-type="float" office:value="28169">
                <text:p>28169</text:p>
              </table:table-cell>
              <table:table-cell office:value-type="float" office:value="16874">
                <text:p>16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661">
                <text:p>133661</text:p>
              </table:table-cell>
              <table:table-cell office:value-type="float" office:value="139743">
                <text:p>139743</text:p>
              </table:table-cell>
              <table:table-cell office:value-type="float" office:value="25945">
                <text:p>25945</text:p>
              </table:table-cell>
              <table:table-cell office:value-type="float" office:value="89942">
                <text:p>89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462">
                <text:p>175462</text:p>
              </table:table-cell>
              <table:table-cell office:value-type="float" office:value="101086">
                <text:p>101086</text:p>
              </table:table-cell>
              <table:table-cell office:value-type="float" office:value="190821">
                <text:p>190821</text:p>
              </table:table-cell>
              <table:table-cell office:value-type="float" office:value="91324">
                <text:p>91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984">
                <text:p>142984</text:p>
              </table:table-cell>
              <table:table-cell office:value-type="float" office:value="296641">
                <text:p>296641</text:p>
              </table:table-cell>
              <table:table-cell office:value-type="float" office:value="35617">
                <text:p>35617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478">
                <text:p>146478</text:p>
              </table:table-cell>
              <table:table-cell office:value-type="float" office:value="61863">
                <text:p>61863</text:p>
              </table:table-cell>
              <table:table-cell office:value-type="float" office:value="101982">
                <text:p>101982</text:p>
              </table:table-cell>
              <table:table-cell office:value-type="float" office:value="130676">
                <text:p>130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346">
                <text:p>135346</text:p>
              </table:table-cell>
              <table:table-cell office:value-type="float" office:value="152817">
                <text:p>152817</text:p>
              </table:table-cell>
              <table:table-cell office:value-type="float" office:value="19087">
                <text:p>19087</text:p>
              </table:table-cell>
              <table:table-cell office:value-type="float" office:value="109168">
                <text:p>109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6059">
                <text:p>136059</text:p>
              </table:table-cell>
              <table:table-cell office:value-type="float" office:value="134339">
                <text:p>134339</text:p>
              </table:table-cell>
              <table:table-cell office:value-type="float" office:value="27536">
                <text:p>27536</text:p>
              </table:table-cell>
              <table:table-cell office:value-type="float" office:value="113022">
                <text:p>113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280">
                <text:p>133280</text:p>
              </table:table-cell>
              <table:table-cell office:value-type="float" office:value="104767">
                <text:p>104767</text:p>
              </table:table-cell>
              <table:table-cell office:value-type="float" office:value="143091">
                <text:p>143091</text:p>
              </table:table-cell>
              <table:table-cell office:value-type="float" office:value="76923">
                <text:p>769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886">
                <text:p>137886</text:p>
              </table:table-cell>
              <table:table-cell office:value-type="float" office:value="117341">
                <text:p>117341</text:p>
              </table:table-cell>
              <table:table-cell office:value-type="float" office:value="78737">
                <text:p>78737</text:p>
              </table:table-cell>
              <table:table-cell office:value-type="float" office:value="98926">
                <text:p>98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5624">
                <text:p>145624</text:p>
              </table:table-cell>
              <table:table-cell office:value-type="float" office:value="148832">
                <text:p>148832</text:p>
              </table:table-cell>
              <table:table-cell office:value-type="float" office:value="153850">
                <text:p>153850</text:p>
              </table:table-cell>
              <table:table-cell office:value-type="float" office:value="115107">
                <text:p>1151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663">
                <text:p>149663</text:p>
              </table:table-cell>
              <table:table-cell office:value-type="float" office:value="107149">
                <text:p>107149</text:p>
              </table:table-cell>
              <table:table-cell office:value-type="float" office:value="78570">
                <text:p>78570</text:p>
              </table:table-cell>
              <table:table-cell office:value-type="float" office:value="120153">
                <text:p>120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935">
                <text:p>153935</text:p>
              </table:table-cell>
              <table:table-cell office:value-type="float" office:value="130829">
                <text:p>130829</text:p>
              </table:table-cell>
              <table:table-cell office:value-type="float" office:value="38537">
                <text:p>38537</text:p>
              </table:table-cell>
              <table:table-cell office:value-type="float" office:value="110205">
                <text:p>110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268">
                <text:p>157268</text:p>
              </table:table-cell>
              <table:table-cell office:value-type="float" office:value="118188">
                <text:p>118188</text:p>
              </table:table-cell>
              <table:table-cell office:value-type="float" office:value="72177">
                <text:p>72177</text:p>
              </table:table-cell>
              <table:table-cell office:value-type="float" office:value="151178">
                <text:p>151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474">
                <text:p>143474</text:p>
              </table:table-cell>
              <table:table-cell office:value-type="float" office:value="61348">
                <text:p>61348</text:p>
              </table:table-cell>
              <table:table-cell office:value-type="float" office:value="148585">
                <text:p>148585</text:p>
              </table:table-cell>
              <table:table-cell office:value-type="float" office:value="90110">
                <text:p>901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937">
                <text:p>133937</text:p>
              </table:table-cell>
              <table:table-cell office:value-type="float" office:value="172700">
                <text:p>172700</text:p>
              </table:table-cell>
              <table:table-cell office:value-type="float" office:value="116467">
                <text:p>116467</text:p>
              </table:table-cell>
              <table:table-cell office:value-type="float" office:value="127986">
                <text:p>127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6919">
                <text:p>136919</text:p>
              </table:table-cell>
              <table:table-cell office:value-type="float" office:value="121783">
                <text:p>121783</text:p>
              </table:table-cell>
              <table:table-cell office:value-type="float" office:value="29947">
                <text:p>29947</text:p>
              </table:table-cell>
              <table:table-cell office:value-type="float" office:value="115491">
                <text:p>115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886">
                <text:p>139886</text:p>
              </table:table-cell>
              <table:table-cell office:value-type="float" office:value="58480">
                <text:p>58480</text:p>
              </table:table-cell>
              <table:table-cell office:value-type="float" office:value="23103">
                <text:p>23103</text:p>
              </table:table-cell>
              <table:table-cell office:value-type="float" office:value="111727">
                <text:p>111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389">
                <text:p>148389</text:p>
              </table:table-cell>
              <table:table-cell office:value-type="float" office:value="128103">
                <text:p>128103</text:p>
              </table:table-cell>
              <table:table-cell office:value-type="float" office:value="174258">
                <text:p>174258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409">
                <text:p>154409</text:p>
              </table:table-cell>
              <table:table-cell office:value-type="float" office:value="71048">
                <text:p>71048</text:p>
              </table:table-cell>
              <table:table-cell office:value-type="float" office:value="235874">
                <text:p>235874</text:p>
              </table:table-cell>
              <table:table-cell office:value-type="float" office:value="141318">
                <text:p>141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670">
                <text:p>154670</text:p>
              </table:table-cell>
              <table:table-cell office:value-type="float" office:value="120193">
                <text:p>120193</text:p>
              </table:table-cell>
              <table:table-cell office:value-type="float" office:value="22971">
                <text:p>22971</text:p>
              </table:table-cell>
              <table:table-cell office:value-type="float" office:value="18197">
                <text:p>18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588">
                <text:p>141588</text:p>
              </table:table-cell>
              <table:table-cell office:value-type="float" office:value="116107">
                <text:p>116107</text:p>
              </table:table-cell>
              <table:table-cell office:value-type="float" office:value="25813">
                <text:p>25813</text:p>
              </table:table-cell>
              <table:table-cell office:value-type="float" office:value="24725">
                <text:p>24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490">
                <text:p>138490</text:p>
              </table:table-cell>
              <table:table-cell office:value-type="float" office:value="72913">
                <text:p>72913</text:p>
              </table:table-cell>
              <table:table-cell office:value-type="float" office:value="60559">
                <text:p>60559</text:p>
              </table:table-cell>
              <table:table-cell office:value-type="float" office:value="128903">
                <text:p>128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685">
                <text:p>210685</text:p>
              </table:table-cell>
              <table:table-cell office:value-type="float" office:value="123706">
                <text:p>123706</text:p>
              </table:table-cell>
              <table:table-cell office:value-type="float" office:value="182090">
                <text:p>182090</text:p>
              </table:table-cell>
              <table:table-cell office:value-type="float" office:value="93466">
                <text:p>93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463">
                <text:p>165463</text:p>
              </table:table-cell>
              <table:table-cell office:value-type="float" office:value="140337">
                <text:p>140337</text:p>
              </table:table-cell>
              <table:table-cell office:value-type="float" office:value="112548">
                <text:p>112548</text:p>
              </table:table-cell>
              <table:table-cell office:value-type="float" office:value="31422">
                <text:p>31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525">
                <text:p>201525</text:p>
              </table:table-cell>
              <table:table-cell office:value-type="float" office:value="137355">
                <text:p>137355</text:p>
              </table:table-cell>
              <table:table-cell office:value-type="float" office:value="103594">
                <text:p>103594</text:p>
              </table:table-cell>
              <table:table-cell office:value-type="float" office:value="134930">
                <text:p>1349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907">
                <text:p>156907</text:p>
              </table:table-cell>
              <table:table-cell office:value-type="float" office:value="63755">
                <text:p>63755</text:p>
              </table:table-cell>
              <table:table-cell office:value-type="float" office:value="28947">
                <text:p>28947</text:p>
              </table:table-cell>
              <table:table-cell office:value-type="float" office:value="18692">
                <text:p>18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634">
                <text:p>192634</text:p>
              </table:table-cell>
              <table:table-cell office:value-type="float" office:value="218074">
                <text:p>218074</text:p>
              </table:table-cell>
              <table:table-cell office:value-type="float" office:value="63070">
                <text:p>63070</text:p>
              </table:table-cell>
              <table:table-cell office:value-type="float" office:value="148928">
                <text:p>148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227">
                <text:p>142227</text:p>
              </table:table-cell>
              <table:table-cell office:value-type="float" office:value="236092">
                <text:p>236092</text:p>
              </table:table-cell>
              <table:table-cell office:value-type="float" office:value="161007">
                <text:p>161007</text:p>
              </table:table-cell>
              <table:table-cell office:value-type="float" office:value="107686">
                <text:p>107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420">
                <text:p>166420</text:p>
              </table:table-cell>
              <table:table-cell office:value-type="float" office:value="60437">
                <text:p>60437</text:p>
              </table:table-cell>
              <table:table-cell office:value-type="float" office:value="134995">
                <text:p>134995</text:p>
              </table:table-cell>
              <table:table-cell office:value-type="float" office:value="38717">
                <text:p>38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802">
                <text:p>148802</text:p>
              </table:table-cell>
              <table:table-cell office:value-type="float" office:value="118220">
                <text:p>118220</text:p>
              </table:table-cell>
              <table:table-cell office:value-type="float" office:value="118331">
                <text:p>118331</text:p>
              </table:table-cell>
              <table:table-cell office:value-type="float" office:value="113124">
                <text:p>113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499">
                <text:p>108499</text:p>
              </table:table-cell>
              <table:table-cell office:value-type="float" office:value="163952">
                <text:p>163952</text:p>
              </table:table-cell>
              <table:table-cell office:value-type="float" office:value="34637">
                <text:p>34637</text:p>
              </table:table-cell>
              <table:table-cell office:value-type="float" office:value="125166">
                <text:p>125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9635">
                <text:p>219635</text:p>
              </table:table-cell>
              <table:table-cell office:value-type="float" office:value="129135">
                <text:p>129135</text:p>
              </table:table-cell>
              <table:table-cell office:value-type="float" office:value="135396">
                <text:p>135396</text:p>
              </table:table-cell>
              <table:table-cell office:value-type="float" office:value="98962">
                <text:p>98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706">
                <text:p>119706</text:p>
              </table:table-cell>
              <table:table-cell office:value-type="float" office:value="187325">
                <text:p>187325</text:p>
              </table:table-cell>
              <table:table-cell office:value-type="float" office:value="25011">
                <text:p>25011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256">
                <text:p>130256</text:p>
              </table:table-cell>
              <table:table-cell office:value-type="float" office:value="147975">
                <text:p>147975</text:p>
              </table:table-cell>
              <table:table-cell office:value-type="float" office:value="102747">
                <text:p>102747</text:p>
              </table:table-cell>
              <table:table-cell office:value-type="float" office:value="94397">
                <text:p>943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7266">
                <text:p>117266</text:p>
              </table:table-cell>
              <table:table-cell office:value-type="float" office:value="115226">
                <text:p>115226</text:p>
              </table:table-cell>
              <table:table-cell office:value-type="float" office:value="139514">
                <text:p>139514</text:p>
              </table:table-cell>
              <table:table-cell office:value-type="float" office:value="75208">
                <text:p>75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4954">
                <text:p>214954</text:p>
              </table:table-cell>
              <table:table-cell office:value-type="float" office:value="167241">
                <text:p>167241</text:p>
              </table:table-cell>
              <table:table-cell office:value-type="float" office:value="134992">
                <text:p>134992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580">
                <text:p>102580</text:p>
              </table:table-cell>
              <table:table-cell office:value-type="float" office:value="29019">
                <text:p>29019</text:p>
              </table:table-cell>
              <table:table-cell office:value-type="float" office:value="22894">
                <text:p>22894</text:p>
              </table:table-cell>
              <table:table-cell office:value-type="float" office:value="45627">
                <text:p>45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359">
                <text:p>134359</text:p>
              </table:table-cell>
              <table:table-cell office:value-type="float" office:value="187851">
                <text:p>187851</text:p>
              </table:table-cell>
              <table:table-cell office:value-type="float" office:value="147910">
                <text:p>147910</text:p>
              </table:table-cell>
              <table:table-cell office:value-type="float" office:value="121293">
                <text:p>1212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720">
                <text:p>124720</text:p>
              </table:table-cell>
              <table:table-cell office:value-type="float" office:value="111155">
                <text:p>111155</text:p>
              </table:table-cell>
              <table:table-cell office:value-type="float" office:value="94837">
                <text:p>94837</text:p>
              </table:table-cell>
              <table:table-cell office:value-type="float" office:value="31946">
                <text:p>319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863">
                <text:p>149863</text:p>
              </table:table-cell>
              <table:table-cell office:value-type="float" office:value="38847">
                <text:p>38847</text:p>
              </table:table-cell>
              <table:table-cell office:value-type="float" office:value="93915">
                <text:p>93915</text:p>
              </table:table-cell>
              <table:table-cell office:value-type="float" office:value="77330">
                <text:p>773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299">
                <text:p>155299</text:p>
              </table:table-cell>
              <table:table-cell office:value-type="float" office:value="117005">
                <text:p>117005</text:p>
              </table:table-cell>
              <table:table-cell office:value-type="float" office:value="26890">
                <text:p>26890</text:p>
              </table:table-cell>
              <table:table-cell office:value-type="float" office:value="164084">
                <text:p>164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814">
                <text:p>168814</text:p>
              </table:table-cell>
              <table:table-cell office:value-type="float" office:value="71618">
                <text:p>71618</text:p>
              </table:table-cell>
              <table:table-cell office:value-type="float" office:value="144242">
                <text:p>144242</text:p>
              </table:table-cell>
              <table:table-cell office:value-type="float" office:value="150248">
                <text:p>150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0564">
                <text:p>110564</text:p>
              </table:table-cell>
              <table:table-cell office:value-type="float" office:value="134367">
                <text:p>134367</text:p>
              </table:table-cell>
              <table:table-cell office:value-type="float" office:value="78983">
                <text:p>78983</text:p>
              </table:table-cell>
              <table:table-cell office:value-type="float" office:value="121270">
                <text:p>1212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160">
                <text:p>106160</text:p>
              </table:table-cell>
              <table:table-cell office:value-type="float" office:value="244699">
                <text:p>244699</text:p>
              </table:table-cell>
              <table:table-cell office:value-type="float" office:value="40960">
                <text:p>40960</text:p>
              </table:table-cell>
              <table:table-cell office:value-type="float" office:value="26385">
                <text:p>263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5018">
                <text:p>235018</text:p>
              </table:table-cell>
              <table:table-cell office:value-type="float" office:value="38233">
                <text:p>38233</text:p>
              </table:table-cell>
              <table:table-cell office:value-type="float" office:value="46086">
                <text:p>46086</text:p>
              </table:table-cell>
              <table:table-cell office:value-type="float" office:value="118469">
                <text:p>118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547">
                <text:p>128547</text:p>
              </table:table-cell>
              <table:table-cell office:value-type="float" office:value="54012">
                <text:p>54012</text:p>
              </table:table-cell>
              <table:table-cell office:value-type="float" office:value="56839">
                <text:p>56839</text:p>
              </table:table-cell>
              <table:table-cell office:value-type="float" office:value="148325">
                <text:p>148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980">
                <text:p>166980</text:p>
              </table:table-cell>
              <table:table-cell office:value-type="float" office:value="140475">
                <text:p>140475</text:p>
              </table:table-cell>
              <table:table-cell office:value-type="float" office:value="91306">
                <text:p>91306</text:p>
              </table:table-cell>
              <table:table-cell office:value-type="float" office:value="116482">
                <text:p>1164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706">
                <text:p>162706</text:p>
              </table:table-cell>
              <table:table-cell office:value-type="float" office:value="206789">
                <text:p>206789</text:p>
              </table:table-cell>
              <table:table-cell office:value-type="float" office:value="132127">
                <text:p>132127</text:p>
              </table:table-cell>
              <table:table-cell office:value-type="float" office:value="96375">
                <text:p>96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206">
                <text:p>155206</text:p>
              </table:table-cell>
              <table:table-cell office:value-type="float" office:value="36343">
                <text:p>36343</text:p>
              </table:table-cell>
              <table:table-cell office:value-type="float" office:value="31289">
                <text:p>31289</text:p>
              </table:table-cell>
              <table:table-cell office:value-type="float" office:value="94932">
                <text:p>94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4720">
                <text:p>134720</text:p>
              </table:table-cell>
              <table:table-cell office:value-type="float" office:value="66140">
                <text:p>66140</text:p>
              </table:table-cell>
              <table:table-cell office:value-type="float" office:value="166719">
                <text:p>166719</text:p>
              </table:table-cell>
              <table:table-cell office:value-type="float" office:value="122136">
                <text:p>122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531">
                <text:p>140531</text:p>
              </table:table-cell>
              <table:table-cell office:value-type="float" office:value="145567">
                <text:p>145567</text:p>
              </table:table-cell>
              <table:table-cell office:value-type="float" office:value="43934">
                <text:p>43934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808">
                <text:p>130808</text:p>
              </table:table-cell>
              <table:table-cell office:value-type="float" office:value="224813">
                <text:p>224813</text:p>
              </table:table-cell>
              <table:table-cell office:value-type="float" office:value="44436">
                <text:p>44436</text:p>
              </table:table-cell>
              <table:table-cell office:value-type="float" office:value="178053">
                <text:p>178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1633">
                <text:p>131633</text:p>
              </table:table-cell>
              <table:table-cell office:value-type="float" office:value="186860">
                <text:p>186860</text:p>
              </table:table-cell>
              <table:table-cell office:value-type="float" office:value="107385">
                <text:p>107385</text:p>
              </table:table-cell>
              <table:table-cell office:value-type="float" office:value="30255">
                <text:p>30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933">
                <text:p>133933</text:p>
              </table:table-cell>
              <table:table-cell office:value-type="float" office:value="135920">
                <text:p>135920</text:p>
              </table:table-cell>
              <table:table-cell office:value-type="float" office:value="83529">
                <text:p>83529</text:p>
              </table:table-cell>
              <table:table-cell office:value-type="float" office:value="67487">
                <text:p>67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524">
                <text:p>218524</text:p>
              </table:table-cell>
              <table:table-cell office:value-type="float" office:value="146204">
                <text:p>146204</text:p>
              </table:table-cell>
              <table:table-cell office:value-type="float" office:value="41557">
                <text:p>41557</text:p>
              </table:table-cell>
              <table:table-cell office:value-type="float" office:value="165855">
                <text:p>1658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468">
                <text:p>154468</text:p>
              </table:table-cell>
              <table:table-cell office:value-type="float" office:value="142317">
                <text:p>142317</text:p>
              </table:table-cell>
              <table:table-cell office:value-type="float" office:value="85942">
                <text:p>85942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125">
                <text:p>181125</text:p>
              </table:table-cell>
              <table:table-cell office:value-type="float" office:value="149448">
                <text:p>149448</text:p>
              </table:table-cell>
              <table:table-cell office:value-type="float" office:value="150785">
                <text:p>150785</text:p>
              </table:table-cell>
              <table:table-cell office:value-type="float" office:value="121036">
                <text:p>121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577">
                <text:p>149577</text:p>
              </table:table-cell>
              <table:table-cell office:value-type="float" office:value="38690">
                <text:p>38690</text:p>
              </table:table-cell>
              <table:table-cell office:value-type="float" office:value="64216">
                <text:p>64216</text:p>
              </table:table-cell>
              <table:table-cell office:value-type="float" office:value="93507">
                <text:p>935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273">
                <text:p>135273</text:p>
              </table:table-cell>
              <table:table-cell office:value-type="float" office:value="115110">
                <text:p>115110</text:p>
              </table:table-cell>
              <table:table-cell office:value-type="float" office:value="139832">
                <text:p>139832</text:p>
              </table:table-cell>
              <table:table-cell office:value-type="float" office:value="56156">
                <text:p>56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773">
                <text:p>137773</text:p>
              </table:table-cell>
              <table:table-cell office:value-type="float" office:value="150645">
                <text:p>150645</text:p>
              </table:table-cell>
              <table:table-cell office:value-type="float" office:value="95359">
                <text:p>95359</text:p>
              </table:table-cell>
              <table:table-cell office:value-type="float" office:value="17745">
                <text:p>177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5035">
                <text:p>215035</text:p>
              </table:table-cell>
              <table:table-cell office:value-type="float" office:value="157678">
                <text:p>157678</text:p>
              </table:table-cell>
              <table:table-cell office:value-type="float" office:value="54042">
                <text:p>54042</text:p>
              </table:table-cell>
              <table:table-cell office:value-type="float" office:value="37435">
                <text:p>37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9398">
                <text:p>339398</text:p>
              </table:table-cell>
              <table:table-cell office:value-type="float" office:value="227115">
                <text:p>227115</text:p>
              </table:table-cell>
              <table:table-cell office:value-type="float" office:value="117805">
                <text:p>117805</text:p>
              </table:table-cell>
              <table:table-cell office:value-type="float" office:value="76381">
                <text:p>76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105">
                <text:p>101105</text:p>
              </table:table-cell>
              <table:table-cell office:value-type="float" office:value="38216">
                <text:p>38216</text:p>
              </table:table-cell>
              <table:table-cell office:value-type="float" office:value="49362">
                <text:p>49362</text:p>
              </table:table-cell>
              <table:table-cell office:value-type="float" office:value="130570">
                <text:p>1305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867">
                <text:p>209867</text:p>
              </table:table-cell>
              <table:table-cell office:value-type="float" office:value="184538">
                <text:p>184538</text:p>
              </table:table-cell>
              <table:table-cell office:value-type="float" office:value="123321">
                <text:p>123321</text:p>
              </table:table-cell>
              <table:table-cell office:value-type="float" office:value="91321">
                <text:p>91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011">
                <text:p>139011</text:p>
              </table:table-cell>
              <table:table-cell office:value-type="float" office:value="35868">
                <text:p>35868</text:p>
              </table:table-cell>
              <table:table-cell office:value-type="float" office:value="40382">
                <text:p>40382</text:p>
              </table:table-cell>
              <table:table-cell office:value-type="float" office:value="42822">
                <text:p>42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139">
                <text:p>83139</text:p>
              </table:table-cell>
              <table:table-cell office:value-type="float" office:value="165687">
                <text:p>165687</text:p>
              </table:table-cell>
              <table:table-cell office:value-type="float" office:value="121780">
                <text:p>121780</text:p>
              </table:table-cell>
              <table:table-cell office:value-type="float" office:value="108738">
                <text:p>108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3121">
                <text:p>213121</text:p>
              </table:table-cell>
              <table:table-cell office:value-type="float" office:value="35497">
                <text:p>35497</text:p>
              </table:table-cell>
              <table:table-cell office:value-type="float" office:value="120723">
                <text:p>120723</text:p>
              </table:table-cell>
              <table:table-cell office:value-type="float" office:value="32583">
                <text:p>32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3124">
                <text:p>233124</text:p>
              </table:table-cell>
              <table:table-cell office:value-type="float" office:value="75723">
                <text:p>75723</text:p>
              </table:table-cell>
              <table:table-cell office:value-type="float" office:value="92814">
                <text:p>92814</text:p>
              </table:table-cell>
              <table:table-cell office:value-type="float" office:value="17223">
                <text:p>17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8627">
                <text:p>148627</text:p>
              </table:table-cell>
              <table:table-cell office:value-type="float" office:value="208219">
                <text:p>208219</text:p>
              </table:table-cell>
              <table:table-cell office:value-type="float" office:value="54331">
                <text:p>54331</text:p>
              </table:table-cell>
              <table:table-cell office:value-type="float" office:value="68419">
                <text:p>684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095">
                <text:p>97095</text:p>
              </table:table-cell>
              <table:table-cell office:value-type="float" office:value="41684">
                <text:p>41684</text:p>
              </table:table-cell>
              <table:table-cell office:value-type="float" office:value="112276">
                <text:p>112276</text:p>
              </table:table-cell>
              <table:table-cell office:value-type="float" office:value="132720">
                <text:p>1327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225">
                <text:p>201225</text:p>
              </table:table-cell>
              <table:table-cell office:value-type="float" office:value="168677">
                <text:p>168677</text:p>
              </table:table-cell>
              <table:table-cell office:value-type="float" office:value="22925">
                <text:p>22925</text:p>
              </table:table-cell>
              <table:table-cell office:value-type="float" office:value="23238">
                <text:p>23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420">
                <text:p>89420</text:p>
              </table:table-cell>
              <table:table-cell office:value-type="float" office:value="49741">
                <text:p>49741</text:p>
              </table:table-cell>
              <table:table-cell office:value-type="float" office:value="203389">
                <text:p>203389</text:p>
              </table:table-cell>
              <table:table-cell office:value-type="float" office:value="71423">
                <text:p>714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963">
                <text:p>207963</text:p>
              </table:table-cell>
              <table:table-cell office:value-type="float" office:value="170778">
                <text:p>170778</text:p>
              </table:table-cell>
              <table:table-cell office:value-type="float" office:value="141333">
                <text:p>14133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403">
                <text:p>95403</text:p>
              </table:table-cell>
              <table:table-cell office:value-type="float" office:value="57070">
                <text:p>57070</text:p>
              </table:table-cell>
              <table:table-cell office:value-type="float" office:value="110633">
                <text:p>110633</text:p>
              </table:table-cell>
              <table:table-cell office:value-type="float" office:value="34036">
                <text:p>34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51cm" svg:height="8.235cm" xlink:href=".." xlink:type="simple" chart:class="chart:bar" chart:style-name="ch1">
        <chart:legend chart:legend-position="end" svg:x="11.073cm" svg:y="3.818cm" style:legend-expansion="high" chart:style-name="ch2"/>
        <chart:plot-area chart:style-name="ch3" table:cell-range-address="Sheet1.A103:Sheet1.D104" chart:data-source-has-labels="row" svg:x="0.263cm" svg:y="0.164cm" svg:width="10.547cm" svg:height="7.907cm">
          <chartooo:coordinate-region svg:x="1.44cm" svg:y="0.363cm" svg:width="9.216cm" svg:height="6.663cm"/>
          <chart:axis chart:dimension="x" chart:name="primary-x" chart:style-name="ch4" chartooo:axis-type="auto">
            <chartooo:date-scale/>
            <chart:categories table:cell-range-address="Sheet1.A103:Sheet1.D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04:Sheet1.D104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 1 тред</text:p>
                <draw:g>
                  <svg:desc>Sheet1.A103:Sheet1.D103</svg:desc>
                </draw:g>
              </table:table-cell>
              <table:table-cell office:value-type="string">
                <text:p>Среднее 2 треда</text:p>
              </table:table-cell>
              <table:table-cell office:value-type="string">
                <text:p>Среднее 3 треда</text:p>
              </table:table-cell>
              <table:table-cell office:value-type="string">
                <text:p>Среднее 4 треда</text:p>
              </table:table-cell>
            </table:table-row>
          </table:table-header-rows>
          <table:table-rows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56031">
                <text:p>56031</text:p>
                <draw:g>
                  <svg:desc>Sheet1.A104:Sheet1.D104</svg:desc>
                </draw:g>
              </table:table-cell>
              <table:table-cell office:value-type="float" office:value="35696.5">
                <text:p>35696.5</text:p>
              </table:table-cell>
              <table:table-cell office:value-type="float" office:value="63076">
                <text:p>63076</text:p>
              </table:table-cell>
              <table:table-cell office:value-type="float" office:value="24504.5">
                <text:p>2450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